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d2b55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2cm" svg:stroke-color="#c8922a" draw:stroke-linejoin="miter" svg:stroke-linecap="butt" draw:fill="none" fo:padding-top="0.026cm" fo:padding-bottom="0.026cm" fo:padding-left="0.026cm" fo:padding-right="0.026cm" loext:decorative="false"/>
    </style:style>
    <style:style style:name="gr4" style:family="graphic" style:parent-style-name="standard">
      <style:graphic-properties draw:stroke="none" draw:fill="solid" draw:fill-color="#ffffff" loext:decorative="false"/>
    </style:style>
    <style:style style:name="gr5" style:family="graphic" style:parent-style-name="standard">
      <style:graphic-properties draw:stroke="solid" svg:stroke-width="0.024cm" svg:stroke-color="#bfbfbf" draw:stroke-linejoin="miter" svg:stroke-linecap="butt" draw:fill="none" fo:padding-top="0.012cm" fo:padding-bottom="0.012cm" fo:padding-left="0.012cm" fo:padding-right="0.012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2f2f2" loext:decorative="false"/>
    </style:style>
    <style:style style:name="gr8" style:family="graphic" style:parent-style-name="standard">
      <style:graphic-properties draw:stroke="solid" svg:stroke-width="0.017cm" svg:stroke-color="#bfbfbf" draw:stroke-linejoin="miter" svg:stroke-linecap="butt" draw:fill="none" fo:padding-top="0.008cm" fo:padding-bottom="0.008cm" fo:padding-left="0.008cm" fo:padding-right="0.008cm" loext:decorative="false"/>
    </style:style>
    <style:style style:name="gr9" style:family="graphic" style:parent-style-name="standard">
      <style:graphic-properties draw:stroke="none" draw:fill="solid" draw:fill-color="#2f75b5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7f7f7f" loext:decorative="false"/>
    </style:style>
    <style:style style:name="gr14" style:family="graphic" style:parent-style-name="standard">
      <style:graphic-properties draw:stroke="solid" svg:stroke-width="0.01cm" svg:stroke-color="#f2f2f2" draw:stroke-linejoin="miter" svg:stroke-linecap="butt" draw:fill="none" fo:padding-top="0.005cm" fo:padding-bottom="0.005cm" fo:padding-left="0.005cm" fo:padding-right="0.005cm" loext:decorative="false"/>
    </style:style>
    <style:style style:name="gr15" style:family="graphic" style:parent-style-name="standard">
      <style:graphic-properties draw:stroke="none" draw:fill="solid" draw:fill-color="#c6efce" loext:decorative="false"/>
    </style:style>
    <style:style style:name="gr16" style:family="graphic" style:parent-style-name="standard">
      <style:graphic-properties draw:stroke="none" draw:fill="solid" draw:fill-color="#cccccc" loext:decorative="false"/>
    </style:style>
    <style:style style:name="gr17" style:family="graphic" style:parent-style-name="standard">
      <style:graphic-properties draw:stroke="solid" svg:stroke-width="0.042cm" svg:stroke-color="#1e7e34" draw:stroke-linejoin="miter" svg:stroke-linecap="butt" draw:fill="none" fo:padding-top="0.021cm" fo:padding-bottom="0.021cm" fo:padding-left="0.021cm" fo:padding-right="0.021cm" loext:decorative="false"/>
    </style:style>
    <style:style style:name="gr18" style:family="graphic" style:parent-style-name="standard">
      <style:graphic-properties draw:stroke="none" draw:fill="solid" draw:fill-color="#1e7e34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dash" draw:stroke-dash="stroke-dash56" svg:stroke-width="0.028cm" svg:stroke-color="#1e7e34" draw:stroke-linejoin="miter" svg:stroke-linecap="butt" draw:fill="none" fo:padding-top="0.014cm" fo:padding-bottom="0.014cm" fo:padding-left="0.014cm" fo:padding-right="0.014cm" loext:decorative="false"/>
    </style:style>
    <style:style style:name="gr22" style:family="graphic" style:parent-style-name="standard">
      <style:graphic-properties draw:stroke="solid" svg:stroke-width="0.028cm" svg:stroke-color="#1e7e34" draw:stroke-linejoin="miter" svg:stroke-linecap="butt" draw:fill="none" fo:padding-top="0.014cm" fo:padding-bottom="0.014cm" fo:padding-left="0.014cm" fo:padding-right="0.014cm" loext:decorative="false"/>
    </style:style>
    <style:style style:name="gr23" style:family="graphic" style:parent-style-name="standard">
      <style:graphic-properties draw:stroke="none" draw:fill="solid" draw:fill-color="#1a4a8a" loext:decorative="false"/>
    </style:style>
    <style:style style:name="gr24" style:family="graphic" style:parent-style-name="standard">
      <style:graphic-properties draw:stroke="none" draw:fill="solid" draw:fill-color="#ebf3fb" loext:decorative="false"/>
    </style:style>
    <style:style style:name="gr25" style:family="graphic" style:parent-style-name="standard">
      <style:graphic-properties draw:stroke="solid" svg:stroke-width="0.007cm" svg:stroke-color="#bfbfbf" draw:stroke-linejoin="miter" svg:stroke-linecap="butt" draw:fill="none" fo:padding-top="0.003cm" fo:padding-bottom="0.003cm" fo:padding-left="0.003cm" fo:padding-right="0.003cm" loext:decorative="false"/>
    </style:style>
    <style:style style:name="gr26" style:family="graphic" style:parent-style-name="standard">
      <style:graphic-properties draw:stroke="none" draw:fill="solid" draw:fill-color="#e2efda" loext:decorative="false"/>
    </style:style>
    <style:style style:name="gr27" style:family="graphic" style:parent-style-name="standard">
      <style:graphic-properties draw:stroke="solid" svg:stroke-width="0.01cm" svg:stroke-color="#bfbfbf" draw:stroke-linejoin="miter" svg:stroke-linecap="butt" draw:fill="none" fo:padding-top="0.005cm" fo:padding-bottom="0.005cm" fo:padding-left="0.005cm" fo:padding-right="0.005cm" loext:decorative="false"/>
    </style:style>
    <style:style style:name="gr28" style:family="graphic" style:parent-style-name="standard">
      <style:graphic-properties draw:stroke="solid" svg:stroke-width="0.042cm" svg:stroke-color="#0d2b55" draw:stroke-linejoin="miter" svg:stroke-linecap="butt" draw:fill="none" fo:padding-top="0.021cm" fo:padding-bottom="0.021cm" fo:padding-left="0.021cm" fo:padding-right="0.021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f7fbff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2cc" loext:decorative="false"/>
    </style:style>
    <style:style style:name="gr36" style:family="graphic" style:parent-style-name="standard">
      <style:graphic-properties draw:stroke="solid" svg:stroke-width="0.042cm" svg:stroke-color="#d6b656" draw:stroke-linejoin="miter" svg:stroke-linecap="butt" draw:fill="none" fo:padding-top="0.021cm" fo:padding-bottom="0.021cm" fo:padding-left="0.021cm" fo:padding-right="0.021cm" loext:decorative="false"/>
    </style:style>
    <style:style style:name="gr37" style:family="graphic" style:parent-style-name="standard">
      <style:graphic-properties draw:stroke="none" draw:fill="solid" draw:fill-color="#d6b656" loext:decorative="false"/>
    </style:style>
    <style:style style:name="P1" style:family="paragraph">
      <loext:graphic-properties draw:fill="solid" draw:fill-color="#0d2b55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7.5pt" style:font-size-asian="7.5pt" style:font-size-complex="7.5pt"/>
    </style:style>
    <style:style style:name="P7" style:family="paragraph">
      <loext:graphic-properties draw:fill="solid" draw:fill-color="#f2f2f2"/>
    </style:style>
    <style:style style:name="P8" style:family="paragraph">
      <loext:graphic-properties draw:fill="solid" draw:fill-color="#2f75b5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5.5pt" style:font-size-asian="5.5pt" style:font-size-complex="5.5pt"/>
    </style:style>
    <style:style style:name="P11" style:family="paragraph">
      <loext:graphic-properties draw:fill="none"/>
      <style:text-properties fo:font-size="5pt" style:font-size-asian="5pt" style:font-size-complex="5pt"/>
    </style:style>
    <style:style style:name="P12" style:family="paragraph">
      <loext:graphic-properties draw:fill="solid" draw:fill-color="#7f7f7f"/>
    </style:style>
    <style:style style:name="P13" style:family="paragraph">
      <loext:graphic-properties draw:fill="solid" draw:fill-color="#c6efce"/>
    </style:style>
    <style:style style:name="P14" style:family="paragraph">
      <loext:graphic-properties draw:fill="solid" draw:fill-color="#cccccc"/>
    </style:style>
    <style:style style:name="P15" style:family="paragraph">
      <loext:graphic-properties draw:fill="solid" draw:fill-color="#1e7e34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18" style:family="paragraph">
      <loext:graphic-properties draw:fill="solid" draw:fill-color="#1a4a8a"/>
    </style:style>
    <style:style style:name="P19" style:family="paragraph">
      <loext:graphic-properties draw:fill="solid" draw:fill-color="#ebf3fb"/>
    </style:style>
    <style:style style:name="P20" style:family="paragraph">
      <loext:graphic-properties draw:fill="solid" draw:fill-color="#e2efda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solid" draw:fill-color="#f7fbff"/>
    </style:style>
    <style:style style:name="P23" style:family="paragraph">
      <loext:graphic-properties draw:fill="none"/>
      <style:text-properties fo:font-size="6pt" style:font-size-asian="6pt" style:font-size-complex="6pt"/>
    </style:style>
    <style:style style:name="P24" style:family="paragraph">
      <loext:graphic-properties draw:fill="none"/>
      <style:text-properties fo:font-size="6.5pt" style:font-size-asian="6.5pt" style:font-size-complex="6.5pt"/>
    </style:style>
    <style:style style:name="P25" style:family="paragraph">
      <loext:graphic-properties draw:fill="none"/>
      <style:text-properties fo:font-size="11pt" style:font-size-asian="11pt" style:font-size-complex="11pt"/>
    </style:style>
    <style:style style:name="P26" style:family="paragraph">
      <loext:graphic-properties draw:fill="none"/>
      <style:text-properties fo:font-size="8.5pt" style:font-size-asian="8.5pt" style:font-size-complex="8.5pt"/>
    </style:style>
    <style:style style:name="P27" style:family="paragraph">
      <loext:graphic-properties draw:fill="solid" draw:fill-color="#fff2cc"/>
    </style:style>
    <style:style style:name="P28" style:family="paragraph">
      <loext:graphic-properties draw:fill="solid" draw:fill-color="#d6b656"/>
    </style:style>
    <style:style style:name="T1" style:family="text">
      <style:text-properties fo:color="#ffffff" loext:opacity="100%" style:font-name="Helvetica" fo:font-size="9pt" fo:font-weight="bold" style:font-name-asian="Helvetica" style:font-size-asian="9pt" style:font-weight-asian="bold" style:font-name-complex="Helvetica" style:font-size-complex="9pt" style:font-weight-complex="bold"/>
    </style:style>
    <style:style style:name="T2" style:family="text">
      <style:text-properties fo:color="#a8c4e0" loext:opacity="100%" style:font-name="Helvetica" fo:font-size="7.5pt" fo:font-weight="normal" style:font-name-asian="Helvetica" style:font-size-asian="7.5pt" style:font-weight-asian="normal" style:font-name-complex="Helvetica" style:font-size-complex="7.5pt" style:font-weight-complex="normal"/>
    </style:style>
    <style:style style:name="T3" style:family="text">
      <style:text-properties fo:color="#ffffff" loext:opacity="100%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style:style style:name="T4" style:family="text">
      <style:text-properties fo:color="#ffffff" loext:opacity="100%" style:font-name="Helvetica" fo:font-size="5.5pt" fo:font-weight="bold" style:font-name-asian="Helvetica" style:font-size-asian="5.5pt" style:font-weight-asian="bold" style:font-name-complex="Helvetica" style:font-size-complex="5.5pt" style:font-weight-complex="bold"/>
    </style:style>
    <style:style style:name="T5" style:family="text">
      <style:text-properties fo:color="#ffffff" loext:opacity="100%" style:font-name="Helvetica" fo:font-size="5pt" fo:font-weight="normal" style:font-name-asian="Helvetica" style:font-size-asian="5pt" style:font-weight-asian="normal" style:font-name-complex="Helvetica" style:font-size-complex="5pt" style:font-weight-complex="normal"/>
    </style:style>
    <style:style style:name="T6" style:family="text">
      <style:text-properties fo:color="#0d2b55" loext:opacity="100%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style:style style:name="T7" style:family="text">
      <style:text-properties fo:color="#7f7f7f" loext:opacity="100%" style:font-name="Helvetica" fo:font-size="7.5pt" fo:font-weight="bold" style:font-name-asian="Helvetica" style:font-size-asian="7.5pt" style:font-weight-asian="bold" style:font-name-complex="Helvetica" style:font-size-complex="7.5pt" style:font-weight-complex="bold"/>
    </style:style>
    <style:style style:name="T8" style:family="text">
      <style:text-properties fo:color="#000000" loext:opacity="100%" style:font-name="Helvetica" fo:font-size="7.5pt" fo:font-weight="normal" style:font-name-asian="Helvetica" style:font-size-asian="7.5pt" style:font-weight-asian="normal" style:font-name-complex="Helvetica" style:font-size-complex="7.5pt" style:font-weight-complex="normal"/>
    </style:style>
    <style:style style:name="T9" style:family="text">
      <style:text-properties fo:color="#ffffff" loext:opacity="100%" style:font-name="Helvetica" fo:font-size="7pt" fo:font-weight="bold" style:font-name-asian="Helvetica" style:font-size-asian="7pt" style:font-weight-asian="bold" style:font-name-complex="Helvetica" style:font-size-complex="7pt" style:font-weight-complex="bold"/>
    </style:style>
    <style:style style:name="T10" style:family="text">
      <style:text-properties fo:color="#000000" loext:opacity="100%" style:font-name="Helvetica" fo:font-size="6.80000019073486pt" fo:font-weight="normal" style:font-name-asian="Helvetica" style:font-size-asian="6.80000019073486pt" style:font-weight-asian="normal" style:font-name-complex="Helvetica" style:font-size-complex="6.80000019073486pt" style:font-weight-complex="normal"/>
    </style:style>
    <style:style style:name="T11" style:family="text">
      <style:text-properties fo:color="#7f7f7f" loext:opacity="100%" style:font-name="Helvetica" fo:font-size="7pt" fo:font-weight="normal" style:font-name-asian="Helvetica" style:font-size-asian="7pt" style:font-weight-asian="normal" style:font-name-complex="Helvetica" style:font-size-complex="7pt" style:font-weight-complex="normal"/>
    </style:style>
    <style:style style:name="T12" style:family="text">
      <style:text-properties fo:color="#ffffff" loext:opacity="100%" style:font-name="Helvetica" fo:font-size="7.5pt" fo:font-weight="bold" style:font-name-asian="Helvetica" style:font-size-asian="7.5pt" style:font-weight-asian="bold" style:font-name-complex="Helvetica" style:font-size-complex="7.5pt" style:font-weight-complex="bold"/>
    </style:style>
    <style:style style:name="T13" style:family="text">
      <style:text-properties fo:color="#c8922a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14" style:family="text">
      <style:text-properties fo:color="#ffffff" loext:opacity="100%" style:font-name="Helvetica" fo:font-size="6pt" fo:font-weight="normal" style:font-name-asian="Helvetica" style:font-size-asian="6pt" style:font-weight-asian="normal" style:font-name-complex="Helvetica" style:font-size-complex="6pt" style:font-weight-complex="normal"/>
    </style:style>
    <style:style style:name="T15" style:family="text">
      <style:text-properties fo:color="#000000" loext:opacity="100%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style:style style:name="T16" style:family="text">
      <style:text-properties fo:color="#7f7f7f" loext:opacity="100%" style:font-name="Helvetica" fo:font-size="6.5pt" fo:font-style="italic" fo:font-weight="normal" style:font-name-asian="Helvetica" style:font-size-asian="6.5pt" style:font-style-asian="italic" style:font-weight-asian="normal" style:font-name-complex="Helvetica" style:font-size-complex="6.5pt" style:font-style-complex="italic" style:font-weight-complex="normal"/>
    </style:style>
    <style:style style:name="T17" style:family="text">
      <style:text-properties fo:color="#ffffff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18" style:family="text">
      <style:text-properties fo:color="#000000" loext:opacity="100%" style:font-name="Symbol" fo:font-size="7.5pt" fo:font-weight="normal" style:font-name-asian="Symbol" style:font-size-asian="7.5pt" style:font-weight-asian="normal" style:font-name-complex="Symbol" style:font-size-complex="7.5pt" style:font-weight-complex="normal"/>
    </style:style>
    <style:style style:name="T19" style:family="text">
      <style:text-properties fo:color="#ffffff" loext:opacity="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20" style:family="text">
      <style:text-properties fo:color="#ffffff" loext:opacity="100%" style:font-name="Helvetica" fo:font-size="8.5pt" fo:font-weight="bold" style:font-name-asian="Helvetica" style:font-size-asian="8.5pt" style:font-weight-asian="bold" style:font-name-complex="Helvetica" style:font-size-complex="8.5pt" style:font-weight-complex="bold"/>
    </style:style>
    <style:style style:name="T21" style:family="text">
      <style:text-properties fo:color="#c8922a" loext:opacity="100%" style:font-name="Helvetica" fo:font-size="7pt" fo:font-style="italic" fo:font-weight="normal" style:font-name-asian="Helvetica" style:font-size-asian="7pt" style:font-style-asian="italic" style:font-weight-asian="normal" style:font-name-complex="Helvetica" style:font-size-complex="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6cm" svg:height="1.3cm" svg:x="1.2cm" svg:y="0.5cm" svg:viewBox="0 0 18601 1301" draw:points="0,0 18601,0 18601,1301 0,1301">
          <text:p/>
        </draw:polygon>
        <draw:frame draw:style-name="gr2" draw:text-style-name="P3" draw:layer="layout" svg:width="10.061cm" svg:height="0.357cm" svg:x="1.5cm" svg:y="0.663cm">
          <draw:text-box>
            <text:p text:style-name="P2"><text:span text:style-name="T1">SOX Evidence <text:s/>| <text:s/>Control SAP.MC1 <text:s/>| <text:s/>CHARM Ticket 800098354729</text:span></text:p>
          </draw:text-box>
        </draw:frame>
        <draw:line draw:style-name="gr3" draw:text-style-name="P4" draw:layer="layout" svg:x1="1.2cm" svg:y1="1.85cm" svg:x2="19.799cm" svg:y2="1.85cm">
          <text:p/>
        </draw:line>
        <draw:polygon draw:style-name="gr4" draw:text-style-name="P5" draw:layer="layout" svg:width="18.6cm" svg:height="26.1cm" svg:x="1.2cm" svg:y="2.1cm" svg:viewBox="0 0 18601 26101" draw:points="0,0 18601,0 18601,26101 0,26101">
          <text:p/>
        </draw:polygon>
        <draw:polygon draw:style-name="gr5" draw:text-style-name="P4" draw:layer="layout" svg:width="18.6cm" svg:height="26.1cm" svg:x="1.2cm" svg:y="2.1cm" svg:viewBox="0 0 18601 26101" draw:points="0,26101 18601,26101 18601,0 0,0">
          <text:p/>
        </draw:polygon>
        <draw:polygon draw:style-name="gr1" draw:text-style-name="P1" draw:layer="layout" svg:width="18.6cm" svg:height="0.55cm" svg:x="1.2cm" svg:y="2.099cm" svg:viewBox="0 0 18601 551" draw:points="0,0 18601,0 18601,551 0,551">
          <text:p/>
        </draw:polygon>
        <draw:frame draw:style-name="gr6" draw:text-style-name="P6" draw:layer="layout" svg:width="11.417cm" svg:height="0.297cm" svg:x="1.5cm" svg:y="1.211cm">
          <draw:text-box>
            <text:p text:style-name="P2"><text:span text:style-name="T2">Normal Change <text:s/>| <text:s/>ERP Version Change <text:s/>| <text:s/>Developer: Amy Singh <text:s/>| <text:s/>Change Mgr: Neha Sharma</text:span></text:p>
          </draw:text-box>
        </draw:frame>
        <draw:polygon draw:style-name="gr7" draw:text-style-name="P7" draw:layer="layout" svg:width="18.199cm" svg:height="0.8cm" svg:x="1.4cm" svg:y="2.8cm" svg:viewBox="0 0 18200 801" draw:points="0,0 18200,0 18200,801 0,801">
          <text:p/>
        </draw:polygon>
        <draw:polygon draw:style-name="gr8" draw:text-style-name="P4" draw:layer="layout" svg:width="18.199cm" svg:height="0.8cm" svg:x="1.4cm" svg:y="2.8cm" svg:viewBox="0 0 18200 801" draw:points="0,801 18200,801 18200,0 0,0">
          <text:p/>
        </draw:polygon>
        <draw:polygon draw:style-name="gr9" draw:text-style-name="P8" draw:layer="layout" svg:width="2.175cm" svg:height="0.7cm" svg:x="1.449cm" svg:y="2.85cm" svg:viewBox="0 0 2176 701" draw:points="0,0 2176,0 2176,701 0,701">
          <text:p/>
        </draw:polygon>
        <draw:frame draw:style-name="gr10" draw:text-style-name="P9" draw:layer="layout" svg:width="9.569cm" svg:height="0.319cm" svg:x="1.45cm" svg:y="2.225cm">
          <draw:text-box>
            <text:p text:style-name="P2"><text:span text:style-name="T3">NORMAL CHANGE <text:s/>800098354729 <text:s/>— <text:s/>SAP Solution Manager (CHARM)</text:span></text:p>
          </draw:text-box>
        </draw:frame>
        <draw:frame draw:style-name="gr11" draw:text-style-name="P10" draw:layer="layout" svg:width="0.193cm" svg:height="0.221cm" svg:x="2.484cm" svg:y="3.004cm">
          <draw:text-box>
            <text:p text:style-name="P2"><text:span text:style-name="T4">1</text:span></text:p>
          </draw:text-box>
        </draw:frame>
        <draw:polygon draw:style-name="gr9" draw:text-style-name="P8" draw:layer="layout" svg:width="2.175cm" svg:height="0.7cm" svg:x="3.725cm" svg:y="2.85cm" svg:viewBox="0 0 2176 701" draw:points="0,0 2176,0 2176,701 0,701">
          <text:p/>
        </draw:polygon>
        <draw:frame draw:style-name="gr12" draw:text-style-name="P11" draw:layer="layout" svg:width="0.635cm" svg:height="0.2cm" svg:x="2.224cm" svg:y="3.22cm">
          <draw:text-box>
            <text:p text:style-name="P2"><text:span text:style-name="T5">Created</text:span></text:p>
          </draw:text-box>
        </draw:frame>
        <draw:frame draw:style-name="gr11" draw:text-style-name="P10" draw:layer="layout" svg:width="0.193cm" svg:height="0.221cm" svg:x="4.759cm" svg:y="3.004cm">
          <draw:text-box>
            <text:p text:style-name="P2"><text:span text:style-name="T4">2</text:span></text:p>
          </draw:text-box>
        </draw:frame>
        <draw:polygon draw:style-name="gr9" draw:text-style-name="P8" draw:layer="layout" svg:width="2.175cm" svg:height="0.7cm" svg:x="5.999cm" svg:y="2.85cm" svg:viewBox="0 0 2176 701" draw:points="0,0 2176,0 2176,701 0,701">
          <text:p/>
        </draw:polygon>
        <draw:frame draw:style-name="gr12" draw:text-style-name="P11" draw:layer="layout" svg:width="0.516cm" svg:height="0.2cm" svg:x="4.558cm" svg:y="3.22cm">
          <draw:text-box>
            <text:p text:style-name="P2"><text:span text:style-name="T5">In Dev</text:span></text:p>
          </draw:text-box>
        </draw:frame>
        <draw:frame draw:style-name="gr11" draw:text-style-name="P10" draw:layer="layout" svg:width="0.193cm" svg:height="0.221cm" svg:x="7.034cm" svg:y="3.004cm">
          <draw:text-box>
            <text:p text:style-name="P2"><text:span text:style-name="T4">3</text:span></text:p>
          </draw:text-box>
        </draw:frame>
        <draw:polygon draw:style-name="gr9" draw:text-style-name="P8" draw:layer="layout" svg:width="2.175cm" svg:height="0.7cm" svg:x="8.274cm" svg:y="2.85cm" svg:viewBox="0 0 2176 701" draw:points="0,0 2176,0 2176,701 0,701">
          <text:p/>
        </draw:polygon>
        <draw:frame draw:style-name="gr12" draw:text-style-name="P11" draw:layer="layout" svg:width="0.546cm" svg:height="0.2cm" svg:x="6.818cm" svg:y="3.22cm">
          <draw:text-box>
            <text:p text:style-name="P2"><text:span text:style-name="T5">Tested</text:span></text:p>
          </draw:text-box>
        </draw:frame>
        <draw:frame draw:style-name="gr11" draw:text-style-name="P10" draw:layer="layout" svg:width="0.193cm" svg:height="0.221cm" svg:x="9.309cm" svg:y="3.004cm">
          <draw:text-box>
            <text:p text:style-name="P2"><text:span text:style-name="T4">4</text:span></text:p>
          </draw:text-box>
        </draw:frame>
        <draw:frame draw:style-name="gr12" draw:text-style-name="P11" draw:layer="layout" svg:width="0.249cm" svg:height="0.2cm" svg:x="9.24cm" svg:y="3.22cm">
          <draw:text-box>
            <text:p text:style-name="P2"><text:span text:style-name="T5">Biz</text:span></text:p>
          </draw:text-box>
        </draw:frame>
        <draw:polygon draw:style-name="gr9" draw:text-style-name="P8" draw:layer="layout" svg:width="2.175cm" svg:height="0.7cm" svg:x="10.549cm" svg:y="2.85cm" svg:viewBox="0 0 2176 701" draw:points="0,0 2176,0 2176,701 0,701">
          <text:p/>
        </draw:polygon>
        <draw:frame draw:style-name="gr12" draw:text-style-name="P11" draw:layer="layout" svg:width="0.378cm" svg:height="0.2cm" svg:x="9.176cm" svg:y="3.34cm">
          <draw:text-box>
            <text:p text:style-name="P2"><text:span text:style-name="T5">Appr</text:span></text:p>
          </draw:text-box>
        </draw:frame>
        <draw:frame draw:style-name="gr11" draw:text-style-name="P10" draw:layer="layout" svg:width="0.193cm" svg:height="0.221cm" svg:x="11.584cm" svg:y="3.004cm">
          <draw:text-box>
            <text:p text:style-name="P2"><text:span text:style-name="T4">5</text:span></text:p>
          </draw:text-box>
        </draw:frame>
        <draw:frame draw:style-name="gr12" draw:text-style-name="P11" draw:layer="layout" svg:width="0.397cm" svg:height="0.2cm" svg:x="11.441cm" svg:y="3.22cm">
          <draw:text-box>
            <text:p text:style-name="P2"><text:span text:style-name="T5">Tech</text:span></text:p>
          </draw:text-box>
        </draw:frame>
        <draw:polygon draw:style-name="gr9" draw:text-style-name="P8" draw:layer="layout" svg:width="2.175cm" svg:height="0.7cm" svg:x="12.824cm" svg:y="2.85cm" svg:viewBox="0 0 2176 701" draw:points="0,0 2176,0 2176,701 0,701">
          <text:p/>
        </draw:polygon>
        <draw:frame draw:style-name="gr12" draw:text-style-name="P11" draw:layer="layout" svg:width="0.378cm" svg:height="0.2cm" svg:x="11.451cm" svg:y="3.34cm">
          <draw:text-box>
            <text:p text:style-name="P2"><text:span text:style-name="T5">Appr</text:span></text:p>
          </draw:text-box>
        </draw:frame>
        <draw:frame draw:style-name="gr11" draw:text-style-name="P10" draw:layer="layout" svg:width="0.193cm" svg:height="0.221cm" svg:x="13.859cm" svg:y="3.004cm">
          <draw:text-box>
            <text:p text:style-name="P2"><text:span text:style-name="T4">6</text:span></text:p>
          </draw:text-box>
        </draw:frame>
        <draw:frame draw:style-name="gr12" draw:text-style-name="P11" draw:layer="layout" svg:width="0.378cm" svg:height="0.2cm" svg:x="13.726cm" svg:y="3.22cm">
          <draw:text-box>
            <text:p text:style-name="P2"><text:span text:style-name="T5">Appr</text:span></text:p>
          </draw:text-box>
        </draw:frame>
        <draw:polygon draw:style-name="gr9" draw:text-style-name="P8" draw:layer="layout" svg:width="2.175cm" svg:height="0.7cm" svg:x="15.1cm" svg:y="2.85cm" svg:viewBox="0 0 2176 701" draw:points="0,0 2176,0 2176,701 0,701">
          <text:p/>
        </draw:polygon>
        <draw:frame draw:style-name="gr12" draw:text-style-name="P11" draw:layer="layout" svg:width="0.378cm" svg:height="0.2cm" svg:x="13.726cm" svg:y="3.34cm">
          <draw:text-box>
            <text:p text:style-name="P2"><text:span text:style-name="T5">Prod</text:span></text:p>
          </draw:text-box>
        </draw:frame>
        <draw:frame draw:style-name="gr11" draw:text-style-name="P10" draw:layer="layout" svg:width="0.193cm" svg:height="0.221cm" svg:x="16.134cm" svg:y="3.004cm">
          <draw:text-box>
            <text:p text:style-name="P2"><text:span text:style-name="T4">7</text:span></text:p>
          </draw:text-box>
        </draw:frame>
        <draw:frame draw:style-name="gr12" draw:text-style-name="P11" draw:layer="layout" svg:width="0.506cm" svg:height="0.2cm" svg:x="15.938cm" svg:y="3.22cm">
          <draw:text-box>
            <text:p text:style-name="P2"><text:span text:style-name="T5">Import</text:span></text:p>
          </draw:text-box>
        </draw:frame>
        <draw:polygon draw:style-name="gr13" draw:text-style-name="P12" draw:layer="layout" svg:width="2.175cm" svg:height="0.7cm" svg:x="17.375cm" svg:y="2.85cm" svg:viewBox="0 0 2176 701" draw:points="0,0 2176,0 2176,701 0,701">
          <text:p/>
        </draw:polygon>
        <draw:frame draw:style-name="gr12" draw:text-style-name="P11" draw:layer="layout" svg:width="0.378cm" svg:height="0.2cm" svg:x="16.001cm" svg:y="3.34cm">
          <draw:text-box>
            <text:p text:style-name="P2"><text:span text:style-name="T5">Prod</text:span></text:p>
          </draw:text-box>
        </draw:frame>
        <draw:frame draw:style-name="gr11" draw:text-style-name="P10" draw:layer="layout" svg:width="0.193cm" svg:height="0.221cm" svg:x="18.409cm" svg:y="3.004cm">
          <draw:text-box>
            <text:p text:style-name="P2"><text:span text:style-name="T4">8</text:span></text:p>
          </draw:text-box>
        </draw:frame>
        <draw:frame draw:style-name="gr12" draw:text-style-name="P11" draw:layer="layout" svg:width="0.318cm" svg:height="0.2cm" svg:x="18.306cm" svg:y="3.22cm">
          <draw:text-box>
            <text:p text:style-name="P2"><text:span text:style-name="T5">Doc</text:span></text:p>
          </draw:text-box>
        </draw:frame>
        <draw:line draw:style-name="gr14" draw:text-style-name="P4" draw:layer="layout" svg:x1="1.4cm" svg:y1="4.13cm" svg:x2="19.6cm" svg:y2="4.13cm">
          <text:p/>
        </draw:line>
        <draw:frame draw:style-name="gr10" draw:text-style-name="P9" draw:layer="layout" svg:width="1.752cm" svg:height="0.319cm" svg:x="1.6cm" svg:y="3.845cm">
          <draw:text-box>
            <text:p text:style-name="P2"><text:span text:style-name="T6">General Data</text:span></text:p>
          </draw:text-box>
        </draw:frame>
        <draw:frame draw:style-name="gr6" draw:text-style-name="P6" draw:layer="layout" svg:width="0.358cm" svg:height="0.297cm" svg:x="1.6cm" svg:y="4.211cm">
          <draw:text-box>
            <text:p text:style-name="P2"><text:span text:style-name="T7">ID:</text:span></text:p>
          </draw:text-box>
        </draw:frame>
        <draw:frame draw:style-name="gr6" draw:text-style-name="P6" draw:layer="layout" svg:width="1.782cm" svg:height="0.297cm" svg:x="4.4cm" svg:y="4.211cm">
          <draw:text-box>
            <text:p text:style-name="P2"><text:span text:style-name="T8">800098354729</text:span></text:p>
          </draw:text-box>
        </draw:frame>
        <draw:polygon draw:style-name="gr15" draw:text-style-name="P13" draw:layer="layout" svg:width="3.5cm" svg:height="0.32cm" svg:x="13.7cm" svg:y="4.18cm" svg:viewBox="0 0 3501 321" draw:points="0,0 3501,0 3501,321 0,321">
          <text:p/>
        </draw:polygon>
        <draw:frame draw:style-name="gr6" draw:text-style-name="P6" draw:layer="layout" svg:width="0.906cm" svg:height="0.297cm" svg:x="10.7cm" svg:y="4.211cm">
          <draw:text-box>
            <text:p text:style-name="P2"><text:span text:style-name="T7">Status:</text:span></text:p>
          </draw:text-box>
        </draw:frame>
        <draw:line draw:style-name="gr14" draw:text-style-name="P4" draw:layer="layout" svg:x1="1.4cm" svg:y1="4.55cm" svg:x2="19.6cm" svg:y2="4.55cm">
          <text:p/>
        </draw:line>
        <draw:frame draw:style-name="gr6" draw:text-style-name="P6" draw:layer="layout" svg:width="2.7cm" svg:height="0.297cm" svg:x="13.7cm" svg:y="4.211cm">
          <draw:text-box>
            <text:p text:style-name="P2"><text:span text:style-name="T8">Imported to Production</text:span></text:p>
          </draw:text-box>
        </draw:frame>
        <draw:frame draw:style-name="gr6" draw:text-style-name="P6" draw:layer="layout" svg:width="1.558cm" svg:height="0.297cm" svg:x="1.6cm" svg:y="4.631cm">
          <draw:text-box>
            <text:p text:style-name="P2"><text:span text:style-name="T7">Description:</text:span></text:p>
          </draw:text-box>
        </draw:frame>
        <draw:frame draw:style-name="gr6" draw:text-style-name="P6" draw:layer="layout" svg:width="2.433cm" svg:height="0.297cm" svg:x="4.4cm" svg:y="4.631cm">
          <draw:text-box>
            <text:p text:style-name="P2"><text:span text:style-name="T8">ERP version change</text:span></text:p>
          </draw:text-box>
        </draw:frame>
        <draw:frame draw:style-name="gr6" draw:text-style-name="P6" draw:layer="layout" svg:width="1.025cm" svg:height="0.297cm" svg:x="10.7cm" svg:y="4.631cm">
          <draw:text-box>
            <text:p text:style-name="P2"><text:span text:style-name="T7">Priority:</text:span></text:p>
          </draw:text-box>
        </draw:frame>
        <draw:line draw:style-name="gr14" draw:text-style-name="P4" draw:layer="layout" svg:x1="1.4cm" svg:y1="4.97cm" svg:x2="19.6cm" svg:y2="4.97cm">
          <text:p/>
        </draw:line>
        <draw:frame draw:style-name="gr6" draw:text-style-name="P6" draw:layer="layout" svg:width="0.788cm" svg:height="0.297cm" svg:x="13.7cm" svg:y="4.631cm">
          <draw:text-box>
            <text:p text:style-name="P2"><text:span text:style-name="T8">4: Low</text:span></text:p>
          </draw:text-box>
        </draw:frame>
        <draw:frame draw:style-name="gr6" draw:text-style-name="P6" draw:layer="layout" svg:width="1.38cm" svg:height="0.297cm" svg:x="1.6cm" svg:y="5.051cm">
          <draw:text-box>
            <text:p text:style-name="P2"><text:span text:style-name="T7">Developer:</text:span></text:p>
          </draw:text-box>
        </draw:frame>
        <draw:frame draw:style-name="gr6" draw:text-style-name="P6" draw:layer="layout" svg:width="1.292cm" svg:height="0.297cm" svg:x="4.4cm" svg:y="5.051cm">
          <draw:text-box>
            <text:p text:style-name="P2"><text:span text:style-name="T8">Amy Singh</text:span></text:p>
          </draw:text-box>
        </draw:frame>
        <draw:frame draw:style-name="gr6" draw:text-style-name="P6" draw:layer="layout" svg:width="1.825cm" svg:height="0.297cm" svg:x="10.7cm" svg:y="5.051cm">
          <draw:text-box>
            <text:p text:style-name="P2"><text:span text:style-name="T7">Creation Date:</text:span></text:p>
          </draw:text-box>
        </draw:frame>
        <draw:line draw:style-name="gr14" draw:text-style-name="P4" draw:layer="layout" svg:x1="1.4cm" svg:y1="5.389cm" svg:x2="19.6cm" svg:y2="5.389cm">
          <text:p/>
        </draw:line>
        <draw:frame draw:style-name="gr6" draw:text-style-name="P6" draw:layer="layout" svg:width="1.337cm" svg:height="0.297cm" svg:x="13.7cm" svg:y="5.051cm">
          <draw:text-box>
            <text:p text:style-name="P2"><text:span text:style-name="T8">19.09.2025</text:span></text:p>
          </draw:text-box>
        </draw:frame>
        <draw:frame draw:style-name="gr6" draw:text-style-name="P6" draw:layer="layout" svg:width="0.891cm" svg:height="0.297cm" svg:x="1.6cm" svg:y="5.471cm">
          <draw:text-box>
            <text:p text:style-name="P2"><text:span text:style-name="T7">Tester:</text:span></text:p>
          </draw:text-box>
        </draw:frame>
        <draw:frame draw:style-name="gr6" draw:text-style-name="P6" draw:layer="layout" svg:width="1.307cm" svg:height="0.297cm" svg:x="4.4cm" svg:y="5.471cm">
          <draw:text-box>
            <text:p text:style-name="P2"><text:span text:style-name="T8">Sofia Khan</text:span></text:p>
          </draw:text-box>
        </draw:frame>
        <draw:frame draw:style-name="gr6" draw:text-style-name="P6" draw:layer="layout" svg:width="1.854cm" svg:height="0.297cm" svg:x="10.7cm" svg:y="5.471cm">
          <draw:text-box>
            <text:p text:style-name="P2"><text:span text:style-name="T7">Last Changed:</text:span></text:p>
          </draw:text-box>
        </draw:frame>
        <draw:line draw:style-name="gr14" draw:text-style-name="P4" draw:layer="layout" svg:x1="1.4cm" svg:y1="5.809cm" svg:x2="19.6cm" svg:y2="5.809cm">
          <text:p/>
        </draw:line>
        <draw:frame draw:style-name="gr6" draw:text-style-name="P6" draw:layer="layout" svg:width="1.337cm" svg:height="0.297cm" svg:x="13.7cm" svg:y="5.471cm">
          <draw:text-box>
            <text:p text:style-name="P2"><text:span text:style-name="T8">29.09.2025</text:span></text:p>
          </draw:text-box>
        </draw:frame>
        <draw:frame draw:style-name="gr6" draw:text-style-name="P6" draw:layer="layout" svg:width="2.24cm" svg:height="0.297cm" svg:x="1.6cm" svg:y="5.891cm">
          <draw:text-box>
            <text:p text:style-name="P2"><text:span text:style-name="T7">Change Manager:</text:span></text:p>
          </draw:text-box>
        </draw:frame>
        <draw:frame draw:style-name="gr6" draw:text-style-name="P6" draw:layer="layout" svg:width="1.648cm" svg:height="0.297cm" svg:x="4.4cm" svg:y="5.891cm">
          <draw:text-box>
            <text:p text:style-name="P2"><text:span text:style-name="T8">Neha Sharma</text:span></text:p>
          </draw:text-box>
        </draw:frame>
        <draw:frame draw:style-name="gr6" draw:text-style-name="P6" draw:layer="layout" svg:width="1.855cm" svg:height="0.297cm" svg:x="10.7cm" svg:y="5.891cm">
          <draw:text-box>
            <text:p text:style-name="P2"><text:span text:style-name="T7">Change Cycle:</text:span></text:p>
          </draw:text-box>
        </draw:frame>
        <draw:line draw:style-name="gr14" draw:text-style-name="P4" draw:layer="layout" svg:x1="1.4cm" svg:y1="6.23cm" svg:x2="19.6cm" svg:y2="6.23cm">
          <text:p/>
        </draw:line>
        <draw:frame draw:style-name="gr6" draw:text-style-name="P6" draw:layer="layout" svg:width="2.062cm" svg:height="0.297cm" svg:x="13.7cm" svg:y="5.891cm">
          <draw:text-box>
            <text:p text:style-name="P2"><text:span text:style-name="T8">Build / XXX_PDC</text:span></text:p>
          </draw:text-box>
        </draw:frame>
        <draw:frame draw:style-name="gr6" draw:text-style-name="P6" draw:layer="layout" svg:width="2.433cm" svg:height="0.297cm" svg:x="1.6cm" svg:y="6.311cm">
          <draw:text-box>
            <text:p text:style-name="P2"><text:span text:style-name="T7">Current Processor:</text:span></text:p>
          </draw:text-box>
        </draw:frame>
        <draw:frame draw:style-name="gr6" draw:text-style-name="P6" draw:layer="layout" svg:width="1.648cm" svg:height="0.297cm" svg:x="4.4cm" svg:y="6.311cm">
          <draw:text-box>
            <text:p text:style-name="P2"><text:span text:style-name="T8">Neha Sharma</text:span></text:p>
          </draw:text-box>
        </draw:frame>
        <draw:frame draw:style-name="gr6" draw:text-style-name="P6" draw:layer="layout" svg:width="1.01cm" svg:height="0.297cm" svg:x="10.7cm" svg:y="6.311cm">
          <draw:text-box>
            <text:p text:style-name="P2"><text:span text:style-name="T7">Due By:</text:span></text:p>
          </draw:text-box>
        </draw:frame>
        <draw:polygon draw:style-name="gr16" draw:text-style-name="P14" draw:layer="layout" svg:width="4.8cm" svg:height="2cm" svg:x="14.67cm" svg:y="4.67cm" svg:viewBox="0 0 4801 2001" draw:points="0,0 4801,0 4801,2001 0,2001">
          <text:p/>
        </draw:polygon>
        <draw:polygon draw:style-name="gr15" draw:text-style-name="P13" draw:layer="layout" svg:width="4.8cm" svg:height="2cm" svg:x="14.6cm" svg:y="4.6cm" svg:viewBox="0 0 4801 2001" draw:points="0,0 4801,0 4801,2001 0,2001">
          <text:p/>
        </draw:polygon>
        <draw:polygon draw:style-name="gr17" draw:text-style-name="P4" draw:layer="layout" svg:width="4.8cm" svg:height="2cm" svg:x="14.6cm" svg:y="4.6cm" svg:viewBox="0 0 4801 2001" draw:points="0,2001 4801,2001 4801,0 0,0">
          <text:p/>
        </draw:polygon>
        <draw:polygon draw:style-name="gr18" draw:text-style-name="P15" draw:layer="layout" svg:width="4.8cm" svg:height="0.38cm" svg:x="14.6cm" svg:y="4.6cm" svg:viewBox="0 0 4801 381" draw:points="0,0 4801,0 4801,381 0,381">
          <text:p/>
        </draw:polygon>
        <draw:frame draw:style-name="gr6" draw:text-style-name="P6" draw:layer="layout" svg:width="1.337cm" svg:height="0.297cm" svg:x="13.7cm" svg:y="6.311cm">
          <draw:text-box>
            <text:p text:style-name="P2"><text:span text:style-name="T8">07.10.2025</text:span></text:p>
          </draw:text-box>
        </draw:frame>
        <draw:polygon draw:style-name="gr18" draw:text-style-name="P15" draw:layer="layout" svg:width="1.2cm" svg:height="0.32cm" svg:x="18.1cm" svg:y="4.63cm" svg:viewBox="0 0 1201 321" draw:points="0,0 1201,0 1201,321 0,321">
          <text:p/>
        </draw:polygon>
        <draw:frame draw:style-name="gr19" draw:text-style-name="P16" draw:layer="layout" svg:width="2.539cm" svg:height="0.276cm" svg:x="14.75cm" svg:y="4.687cm">
          <draw:text-box>
            <text:p text:style-name="P2"><text:span text:style-name="T9">TS-1 · Documentation</text:span></text:p>
          </draw:text-box>
        </draw:frame>
        <draw:frame draw:style-name="gr19" draw:text-style-name="P16" draw:layer="layout" svg:width="0.671cm" svg:height="0.276cm" svg:x="18.364cm" svg:y="4.677cm">
          <draw:text-box>
            <text:p text:style-name="P2"><text:span text:style-name="T9">PASS</text:span></text:p>
          </draw:text-box>
        </draw:frame>
        <draw:frame draw:style-name="gr20" draw:text-style-name="P17" draw:layer="layout" svg:width="4.12cm" svg:height="0.272cm" svg:x="14.75cm" svg:y="4.983cm">
          <draw:text-box>
            <text:p text:style-name="P2"><text:span text:style-name="T10">Change Request formally documented</text:span></text:p>
          </draw:text-box>
        </draw:frame>
        <draw:frame draw:style-name="gr20" draw:text-style-name="P17" draw:layer="layout" svg:width="3.556cm" svg:height="0.272cm" svg:x="14.75cm" svg:y="5.263cm">
          <draw:text-box>
            <text:p text:style-name="P2"><text:span text:style-name="T10">in CHARM prior to work initiation.</text:span></text:p>
          </draw:text-box>
        </draw:frame>
        <draw:frame draw:style-name="gr20" draw:text-style-name="P17" draw:layer="layout" svg:width="1.988cm" svg:height="0.272cm" svg:x="14.75cm" svg:y="5.543cm">
          <draw:text-box>
            <text:p text:style-name="P2"><text:span text:style-name="T10">ID: 800098354729</text:span></text:p>
          </draw:text-box>
        </draw:frame>
        <draw:frame draw:style-name="gr20" draw:text-style-name="P17" draw:layer="layout" svg:width="3.758cm" svg:height="0.272cm" svg:x="14.75cm" svg:y="5.823cm">
          <draw:text-box>
            <text:p text:style-name="P2"><text:span text:style-name="T10">Created: 19.09.2025 by Amy Singh</text:span></text:p>
          </draw:text-box>
        </draw:frame>
        <draw:line draw:style-name="gr21" draw:text-style-name="P4" draw:layer="layout" svg:x1="15.999cm" svg:y1="4.399cm" svg:x2="17.001cm" svg:y2="4.6cm">
          <text:p/>
        </draw:line>
        <draw:line draw:style-name="gr22" draw:text-style-name="P4" draw:layer="layout" svg:x1="17.001cm" svg:y1="4.6cm" svg:x2="16.85cm" svg:y2="4.48cm">
          <text:p/>
        </draw:line>
        <draw:line draw:style-name="gr22" draw:text-style-name="P4" draw:layer="layout" svg:x1="17.001cm" svg:y1="4.599cm" svg:x2="16.85cm" svg:y2="4.721cm">
          <text:p/>
        </draw:line>
        <draw:line draw:style-name="gr8" draw:text-style-name="P4" draw:layer="layout" svg:x1="1.2cm" svg:y1="28.9cm" svg:x2="19.799cm" svg:y2="28.9cm">
          <text:p/>
        </draw:line>
        <draw:frame draw:style-name="gr20" draw:text-style-name="P17" draw:layer="layout" svg:width="3.448cm" svg:height="0.272cm" svg:x="14.75cm" svg:y="6.103cm">
          <draw:text-box>
            <text:p text:style-name="P2"><text:span text:style-name="T10">'In Development' set 19.09.2025</text:span></text:p>
          </draw:text-box>
        </draw:frame>
        <draw:frame draw:style-name="gr19" draw:text-style-name="P16" draw:layer="layout" svg:width="8.463cm" svg:height="0.276cm" svg:x="1.2cm" svg:y="29.027cm">
          <draw:text-box>
            <text:p text:style-name="P2"><text:span text:style-name="T11">WP Ref: SAP-MC1_S1 <text:s/>| <text:s/>Control: SAP.MC1 <text:s/>| <text:s/>SOX Evidence <text:s/>| <text:s/>23 Apr 2026</text:span></text:p>
          </draw:text-box>
        </draw:frame>
        <draw:frame draw:style-name="gr19" draw:text-style-name="P16" draw:layer="layout" svg:width="1.258cm" svg:height="0.276cm" svg:x="18.537cm" svg:y="29.027cm">
          <draw:text-box>
            <text:p text:style-name="P2"><text:span text:style-name="T11">Page 1 of 3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8.6cm" svg:height="1.3cm" svg:x="1.2cm" svg:y="0.5cm" svg:viewBox="0 0 18601 1301" draw:points="0,0 18601,0 18601,1301 0,1301">
          <text:p/>
        </draw:polygon>
        <draw:frame draw:style-name="gr2" draw:text-style-name="P3" draw:layer="layout" svg:width="12.62cm" svg:height="0.357cm" svg:x="1.5cm" svg:y="0.663cm">
          <draw:text-box>
            <text:p text:style-name="P2"><text:span text:style-name="T1">SOX Evidence <text:s/>| <text:s/>Control SAP.MC1 <text:s/>| <text:s/>CHARM 800098354729 <text:s/>| <text:s/>Actions &amp; Approvals</text:span></text:p>
          </draw:text-box>
        </draw:frame>
        <draw:line draw:style-name="gr3" draw:text-style-name="P4" draw:layer="layout" svg:x1="1.2cm" svg:y1="1.85cm" svg:x2="19.799cm" svg:y2="1.85cm">
          <text:p/>
        </draw:line>
        <draw:polygon draw:style-name="gr4" draw:text-style-name="P5" draw:layer="layout" svg:width="18.6cm" svg:height="7cm" svg:x="1.2cm" svg:y="2.3cm" svg:viewBox="0 0 18601 7001" draw:points="0,0 18601,0 18601,7001 0,7001">
          <text:p/>
        </draw:polygon>
        <draw:polygon draw:style-name="gr5" draw:text-style-name="P4" draw:layer="layout" svg:width="18.6cm" svg:height="7cm" svg:x="1.2cm" svg:y="2.3cm" svg:viewBox="0 0 18601 7001" draw:points="0,7001 18601,7001 18601,0 0,0">
          <text:p/>
        </draw:polygon>
        <draw:polygon draw:style-name="gr23" draw:text-style-name="P18" draw:layer="layout" svg:width="18.6cm" svg:height="0.55cm" svg:x="1.2cm" svg:y="2.299cm" svg:viewBox="0 0 18601 551" draw:points="0,0 18601,0 18601,551 0,551">
          <text:p/>
        </draw:polygon>
        <draw:frame draw:style-name="gr6" draw:text-style-name="P6" draw:layer="layout" svg:width="8.398cm" svg:height="0.297cm" svg:x="1.5cm" svg:y="1.211cm">
          <draw:text-box>
            <text:p text:style-name="P2"><text:span text:style-name="T2">Scheduled Actions Log <text:s/>| <text:s/>Text Log <text:s/>| <text:s/>All approvals sequencing verified</text:span></text:p>
          </draw:text-box>
        </draw:frame>
        <draw:polygon draw:style-name="gr9" draw:text-style-name="P8" draw:layer="layout" svg:width="3.45cm" svg:height="0.48cm" svg:x="1.4cm" svg:y="3.02cm" svg:viewBox="0 0 3451 481" draw:points="0,0 3451,0 3451,481 0,481">
          <text:p/>
        </draw:polygon>
        <draw:frame draw:style-name="gr10" draw:text-style-name="P9" draw:layer="layout" svg:width="6.78cm" svg:height="0.319cm" svg:x="1.45cm" svg:y="2.425cm">
          <draw:text-box>
            <text:p text:style-name="P2"><text:span text:style-name="T3">Scheduled Actions Log <text:s/>— <text:s/>CHARM 800098354729</text:span></text:p>
          </draw:text-box>
        </draw:frame>
        <draw:polygon draw:style-name="gr9" draw:text-style-name="P8" draw:layer="layout" svg:width="4.951cm" svg:height="0.48cm" svg:x="4.899cm" svg:y="3.02cm" svg:viewBox="0 0 4952 481" draw:points="0,0 4952,0 4952,481 0,481">
          <text:p/>
        </draw:polygon>
        <draw:frame draw:style-name="gr6" draw:text-style-name="P6" draw:layer="layout" svg:width="0.832cm" svg:height="0.297cm" svg:x="1.5cm" svg:y="3.121cm">
          <draw:text-box>
            <text:p text:style-name="P2"><text:span text:style-name="T12">Action</text:span></text:p>
          </draw:text-box>
        </draw:frame>
        <draw:polygon draw:style-name="gr9" draw:text-style-name="P8" draw:layer="layout" svg:width="3.45cm" svg:height="0.48cm" svg:x="9.899cm" svg:y="3.02cm" svg:viewBox="0 0 3451 481" draw:points="0,0 3451,0 3451,481 0,481">
          <text:p/>
        </draw:polygon>
        <draw:frame draw:style-name="gr6" draw:text-style-name="P6" draw:layer="layout" svg:width="2.714cm" svg:height="0.297cm" svg:x="5cm" svg:y="3.121cm">
          <draw:text-box>
            <text:p text:style-name="P2"><text:span text:style-name="T12">Processor / Approver</text:span></text:p>
          </draw:text-box>
        </draw:frame>
        <draw:polygon draw:style-name="gr9" draw:text-style-name="P8" draw:layer="layout" svg:width="3.95cm" svg:height="0.48cm" svg:x="13.399cm" svg:y="3.02cm" svg:viewBox="0 0 3951 481" draw:points="0,0 3951,0 3951,481 0,481">
          <text:p/>
        </draw:polygon>
        <draw:frame draw:style-name="gr6" draw:text-style-name="P6" draw:layer="layout" svg:width="0.58cm" svg:height="0.297cm" svg:x="10cm" svg:y="3.121cm">
          <draw:text-box>
            <text:p text:style-name="P2"><text:span text:style-name="T12">Date</text:span></text:p>
          </draw:text-box>
        </draw:frame>
        <draw:polygon draw:style-name="gr24" draw:text-style-name="P19" draw:layer="layout" svg:width="3.45cm" svg:height="0.42cm" svg:x="1.4cm" svg:y="3.52cm" svg:viewBox="0 0 3451 421" draw:points="0,0 3451,0 3451,421 0,421">
          <text:p/>
        </draw:polygon>
        <draw:line draw:style-name="gr25" draw:text-style-name="P4" draw:layer="layout" svg:x1="1.4cm" svg:y1="3.94cm" svg:x2="4.849cm" svg:y2="3.94cm">
          <text:p/>
        </draw:line>
        <draw:frame draw:style-name="gr6" draw:text-style-name="P6" draw:layer="layout" svg:width="0.817cm" svg:height="0.297cm" svg:x="13.5cm" svg:y="3.121cm">
          <draw:text-box>
            <text:p text:style-name="P2"><text:span text:style-name="T12">Status</text:span></text:p>
          </draw:text-box>
        </draw:frame>
        <draw:polygon draw:style-name="gr24" draw:text-style-name="P19" draw:layer="layout" svg:width="4.951cm" svg:height="0.42cm" svg:x="4.899cm" svg:y="3.52cm" svg:viewBox="0 0 4952 421" draw:points="0,0 4952,0 4952,421 0,421">
          <text:p/>
        </draw:polygon>
        <draw:line draw:style-name="gr25" draw:text-style-name="P4" draw:layer="layout" svg:x1="4.899cm" svg:y1="3.94cm" svg:x2="9.85cm" svg:y2="3.94cm">
          <text:p/>
        </draw:line>
        <draw:frame draw:style-name="gr6" draw:text-style-name="P6" draw:layer="layout" svg:width="1.87cm" svg:height="0.297cm" svg:x="1.5cm" svg:y="3.581cm">
          <draw:text-box>
            <text:p text:style-name="P2"><text:span text:style-name="T8">During Creation</text:span></text:p>
          </draw:text-box>
        </draw:frame>
        <draw:polygon draw:style-name="gr24" draw:text-style-name="P19" draw:layer="layout" svg:width="3.45cm" svg:height="0.42cm" svg:x="9.899cm" svg:y="3.52cm" svg:viewBox="0 0 3451 421" draw:points="0,0 3451,0 3451,421 0,421">
          <text:p/>
        </draw:polygon>
        <draw:line draw:style-name="gr25" draw:text-style-name="P4" draw:layer="layout" svg:x1="9.899cm" svg:y1="3.94cm" svg:x2="13.35cm" svg:y2="3.94cm">
          <text:p/>
        </draw:line>
        <draw:frame draw:style-name="gr6" draw:text-style-name="P6" draw:layer="layout" svg:width="1.292cm" svg:height="0.297cm" svg:x="5cm" svg:y="3.581cm">
          <draw:text-box>
            <text:p text:style-name="P2"><text:span text:style-name="T8">Amy Singh</text:span></text:p>
          </draw:text-box>
        </draw:frame>
        <draw:polygon draw:style-name="gr24" draw:text-style-name="P19" draw:layer="layout" svg:width="3.95cm" svg:height="0.42cm" svg:x="13.399cm" svg:y="3.52cm" svg:viewBox="0 0 3951 421" draw:points="0,0 3951,0 3951,421 0,421">
          <text:p/>
        </draw:polygon>
        <draw:line draw:style-name="gr25" draw:text-style-name="P4" draw:layer="layout" svg:x1="13.399cm" svg:y1="3.94cm" svg:x2="17.349cm" svg:y2="3.94cm">
          <text:p/>
        </draw:line>
        <draw:frame draw:style-name="gr6" draw:text-style-name="P6" draw:layer="layout" svg:width="1.337cm" svg:height="0.297cm" svg:x="10cm" svg:y="3.581cm">
          <draw:text-box>
            <text:p text:style-name="P2"><text:span text:style-name="T8">19.09.2025</text:span></text:p>
          </draw:text-box>
        </draw:frame>
        <draw:polygon draw:style-name="gr4" draw:text-style-name="P5" draw:layer="layout" svg:width="3.45cm" svg:height="0.42cm" svg:x="1.4cm" svg:y="3.96cm" svg:viewBox="0 0 3451 421" draw:points="0,0 3451,0 3451,421 0,421">
          <text:p/>
        </draw:polygon>
        <draw:line draw:style-name="gr25" draw:text-style-name="P4" draw:layer="layout" svg:x1="1.4cm" svg:y1="4.38cm" svg:x2="4.849cm" svg:y2="4.38cm">
          <text:p/>
        </draw:line>
        <draw:frame draw:style-name="gr6" draw:text-style-name="P6" draw:layer="layout" svg:width="1.262cm" svg:height="0.297cm" svg:x="13.5cm" svg:y="3.581cm">
          <draw:text-box>
            <text:p text:style-name="P2"><text:span text:style-name="T8">Processed</text:span></text:p>
          </draw:text-box>
        </draw:frame>
        <draw:polygon draw:style-name="gr4" draw:text-style-name="P5" draw:layer="layout" svg:width="4.951cm" svg:height="0.42cm" svg:x="4.899cm" svg:y="3.96cm" svg:viewBox="0 0 4952 421" draw:points="0,0 4952,0 4952,421 0,421">
          <text:p/>
        </draw:polygon>
        <draw:line draw:style-name="gr25" draw:text-style-name="P4" draw:layer="layout" svg:x1="4.899cm" svg:y1="4.38cm" svg:x2="9.85cm" svg:y2="4.38cm">
          <text:p/>
        </draw:line>
        <draw:frame draw:style-name="gr6" draw:text-style-name="P6" draw:layer="layout" svg:width="2.743cm" svg:height="0.297cm" svg:x="1.5cm" svg:y="4.021cm">
          <draw:text-box>
            <text:p text:style-name="P2"><text:span text:style-name="T8">Set to 'In Development'</text:span></text:p>
          </draw:text-box>
        </draw:frame>
        <draw:polygon draw:style-name="gr4" draw:text-style-name="P5" draw:layer="layout" svg:width="3.45cm" svg:height="0.42cm" svg:x="9.899cm" svg:y="3.96cm" svg:viewBox="0 0 3451 421" draw:points="0,0 3451,0 3451,421 0,421">
          <text:p/>
        </draw:polygon>
        <draw:line draw:style-name="gr25" draw:text-style-name="P4" draw:layer="layout" svg:x1="9.899cm" svg:y1="4.38cm" svg:x2="13.35cm" svg:y2="4.38cm">
          <text:p/>
        </draw:line>
        <draw:frame draw:style-name="gr6" draw:text-style-name="P6" draw:layer="layout" svg:width="1.292cm" svg:height="0.297cm" svg:x="5cm" svg:y="4.021cm">
          <draw:text-box>
            <text:p text:style-name="P2"><text:span text:style-name="T8">Amy Singh</text:span></text:p>
          </draw:text-box>
        </draw:frame>
        <draw:polygon draw:style-name="gr4" draw:text-style-name="P5" draw:layer="layout" svg:width="3.95cm" svg:height="0.42cm" svg:x="13.399cm" svg:y="3.96cm" svg:viewBox="0 0 3951 421" draw:points="0,0 3951,0 3951,421 0,421">
          <text:p/>
        </draw:polygon>
        <draw:line draw:style-name="gr25" draw:text-style-name="P4" draw:layer="layout" svg:x1="13.399cm" svg:y1="4.38cm" svg:x2="17.349cm" svg:y2="4.38cm">
          <text:p/>
        </draw:line>
        <draw:frame draw:style-name="gr6" draw:text-style-name="P6" draw:layer="layout" svg:width="1.337cm" svg:height="0.297cm" svg:x="10cm" svg:y="4.021cm">
          <draw:text-box>
            <text:p text:style-name="P2"><text:span text:style-name="T8">19.09.2025</text:span></text:p>
          </draw:text-box>
        </draw:frame>
        <draw:polygon draw:style-name="gr24" draw:text-style-name="P19" draw:layer="layout" svg:width="3.45cm" svg:height="0.42cm" svg:x="1.4cm" svg:y="4.4cm" svg:viewBox="0 0 3451 421" draw:points="0,0 3451,0 3451,421 0,421">
          <text:p/>
        </draw:polygon>
        <draw:line draw:style-name="gr25" draw:text-style-name="P4" draw:layer="layout" svg:x1="1.4cm" svg:y1="4.82cm" svg:x2="4.849cm" svg:y2="4.82cm">
          <text:p/>
        </draw:line>
        <draw:frame draw:style-name="gr6" draw:text-style-name="P6" draw:layer="layout" svg:width="1.262cm" svg:height="0.297cm" svg:x="13.5cm" svg:y="4.021cm">
          <draw:text-box>
            <text:p text:style-name="P2"><text:span text:style-name="T8">Processed</text:span></text:p>
          </draw:text-box>
        </draw:frame>
        <draw:polygon draw:style-name="gr24" draw:text-style-name="P19" draw:layer="layout" svg:width="4.951cm" svg:height="0.42cm" svg:x="4.899cm" svg:y="4.4cm" svg:viewBox="0 0 4952 421" draw:points="0,0 4952,0 4952,421 0,421">
          <text:p/>
        </draw:polygon>
        <draw:line draw:style-name="gr25" draw:text-style-name="P4" draw:layer="layout" svg:x1="4.899cm" svg:y1="4.82cm" svg:x2="9.85cm" svg:y2="4.82cm">
          <text:p/>
        </draw:line>
        <draw:frame draw:style-name="gr6" draw:text-style-name="P6" draw:layer="layout" svg:width="2.374cm" svg:height="0.297cm" svg:x="1.5cm" svg:y="4.461cm">
          <draw:text-box>
            <text:p text:style-name="P2"><text:span text:style-name="T8">Successfully Tested</text:span></text:p>
          </draw:text-box>
        </draw:frame>
        <draw:polygon draw:style-name="gr24" draw:text-style-name="P19" draw:layer="layout" svg:width="3.45cm" svg:height="0.42cm" svg:x="9.899cm" svg:y="4.4cm" svg:viewBox="0 0 3451 421" draw:points="0,0 3451,0 3451,421 0,421">
          <text:p/>
        </draw:polygon>
        <draw:line draw:style-name="gr25" draw:text-style-name="P4" draw:layer="layout" svg:x1="9.899cm" svg:y1="4.82cm" svg:x2="13.35cm" svg:y2="4.82cm">
          <text:p/>
        </draw:line>
        <draw:frame draw:style-name="gr6" draw:text-style-name="P6" draw:layer="layout" svg:width="1.307cm" svg:height="0.297cm" svg:x="5cm" svg:y="4.461cm">
          <draw:text-box>
            <text:p text:style-name="P2"><text:span text:style-name="T8">Sofia Khan</text:span></text:p>
          </draw:text-box>
        </draw:frame>
        <draw:polygon draw:style-name="gr24" draw:text-style-name="P19" draw:layer="layout" svg:width="3.95cm" svg:height="0.42cm" svg:x="13.399cm" svg:y="4.4cm" svg:viewBox="0 0 3951 421" draw:points="0,0 3951,0 3951,421 0,421">
          <text:p/>
        </draw:polygon>
        <draw:line draw:style-name="gr25" draw:text-style-name="P4" draw:layer="layout" svg:x1="13.399cm" svg:y1="4.82cm" svg:x2="17.349cm" svg:y2="4.82cm">
          <text:p/>
        </draw:line>
        <draw:frame draw:style-name="gr6" draw:text-style-name="P6" draw:layer="layout" svg:width="1.337cm" svg:height="0.297cm" svg:x="10cm" svg:y="4.461cm">
          <draw:text-box>
            <text:p text:style-name="P2"><text:span text:style-name="T8">25.09.2025</text:span></text:p>
          </draw:text-box>
        </draw:frame>
        <draw:polygon draw:style-name="gr4" draw:text-style-name="P5" draw:layer="layout" svg:width="3.45cm" svg:height="0.42cm" svg:x="1.4cm" svg:y="4.84cm" svg:viewBox="0 0 3451 421" draw:points="0,0 3451,0 3451,421 0,421">
          <text:p/>
        </draw:polygon>
        <draw:line draw:style-name="gr25" draw:text-style-name="P4" draw:layer="layout" svg:x1="1.4cm" svg:y1="5.26cm" svg:x2="4.849cm" svg:y2="5.26cm">
          <text:p/>
        </draw:line>
        <draw:frame draw:style-name="gr6" draw:text-style-name="P6" draw:layer="layout" svg:width="1.262cm" svg:height="0.297cm" svg:x="13.5cm" svg:y="4.461cm">
          <draw:text-box>
            <text:p text:style-name="P2"><text:span text:style-name="T8">Processed</text:span></text:p>
          </draw:text-box>
        </draw:frame>
        <draw:polygon draw:style-name="gr4" draw:text-style-name="P5" draw:layer="layout" svg:width="4.951cm" svg:height="0.42cm" svg:x="4.899cm" svg:y="4.84cm" svg:viewBox="0 0 4952 421" draw:points="0,0 4952,0 4952,421 0,421">
          <text:p/>
        </draw:polygon>
        <draw:line draw:style-name="gr25" draw:text-style-name="P4" draw:layer="layout" svg:x1="4.899cm" svg:y1="5.26cm" svg:x2="9.85cm" svg:y2="5.26cm">
          <text:p/>
        </draw:line>
        <draw:frame draw:style-name="gr6" draw:text-style-name="P6" draw:layer="layout" svg:width="2.937cm" svg:height="0.297cm" svg:x="1.5cm" svg:y="4.901cm">
          <draw:text-box>
            <text:p text:style-name="P2"><text:span text:style-name="T8">Business Approved (QA)</text:span></text:p>
          </draw:text-box>
        </draw:frame>
        <draw:polygon draw:style-name="gr4" draw:text-style-name="P5" draw:layer="layout" svg:width="3.45cm" svg:height="0.42cm" svg:x="9.899cm" svg:y="4.84cm" svg:viewBox="0 0 3451 421" draw:points="0,0 3451,0 3451,421 0,421">
          <text:p/>
        </draw:polygon>
        <draw:line draw:style-name="gr25" draw:text-style-name="P4" draw:layer="layout" svg:x1="9.899cm" svg:y1="5.26cm" svg:x2="13.35cm" svg:y2="5.26cm">
          <text:p/>
        </draw:line>
        <draw:frame draw:style-name="gr6" draw:text-style-name="P6" draw:layer="layout" svg:width="1.84cm" svg:height="0.297cm" svg:x="5cm" svg:y="4.901cm">
          <draw:text-box>
            <text:p text:style-name="P2"><text:span text:style-name="T8">Kamal Rajaram</text:span></text:p>
          </draw:text-box>
        </draw:frame>
        <draw:polygon draw:style-name="gr4" draw:text-style-name="P5" draw:layer="layout" svg:width="3.95cm" svg:height="0.42cm" svg:x="13.399cm" svg:y="4.84cm" svg:viewBox="0 0 3951 421" draw:points="0,0 3951,0 3951,421 0,421">
          <text:p/>
        </draw:polygon>
        <draw:line draw:style-name="gr25" draw:text-style-name="P4" draw:layer="layout" svg:x1="13.399cm" svg:y1="5.26cm" svg:x2="17.349cm" svg:y2="5.26cm">
          <text:p/>
        </draw:line>
        <draw:frame draw:style-name="gr6" draw:text-style-name="P6" draw:layer="layout" svg:width="1.337cm" svg:height="0.297cm" svg:x="10cm" svg:y="4.901cm">
          <draw:text-box>
            <text:p text:style-name="P2"><text:span text:style-name="T8">28.09.2025</text:span></text:p>
          </draw:text-box>
        </draw:frame>
        <draw:polygon draw:style-name="gr24" draw:text-style-name="P19" draw:layer="layout" svg:width="3.45cm" svg:height="0.42cm" svg:x="1.4cm" svg:y="5.279cm" svg:viewBox="0 0 3451 421" draw:points="0,0 3451,0 3451,421 0,421">
          <text:p/>
        </draw:polygon>
        <draw:line draw:style-name="gr25" draw:text-style-name="P4" draw:layer="layout" svg:x1="1.4cm" svg:y1="5.699cm" svg:x2="4.849cm" svg:y2="5.699cm">
          <text:p/>
        </draw:line>
        <draw:frame draw:style-name="gr6" draw:text-style-name="P6" draw:layer="layout" svg:width="1.262cm" svg:height="0.297cm" svg:x="13.5cm" svg:y="4.901cm">
          <draw:text-box>
            <text:p text:style-name="P2"><text:span text:style-name="T8">Processed</text:span></text:p>
          </draw:text-box>
        </draw:frame>
        <draw:polygon draw:style-name="gr24" draw:text-style-name="P19" draw:layer="layout" svg:width="4.951cm" svg:height="0.42cm" svg:x="4.899cm" svg:y="5.279cm" svg:viewBox="0 0 4952 421" draw:points="0,0 4952,0 4952,421 0,421">
          <text:p/>
        </draw:polygon>
        <draw:line draw:style-name="gr25" draw:text-style-name="P4" draw:layer="layout" svg:x1="4.899cm" svg:y1="5.699cm" svg:x2="9.85cm" svg:y2="5.699cm">
          <text:p/>
        </draw:line>
        <draw:frame draw:style-name="gr6" draw:text-style-name="P6" draw:layer="layout" svg:width="1.811cm" svg:height="0.297cm" svg:x="1.5cm" svg:y="5.341cm">
          <draw:text-box>
            <text:p text:style-name="P2"><text:span text:style-name="T8">Tech Approved</text:span></text:p>
          </draw:text-box>
        </draw:frame>
        <draw:polygon draw:style-name="gr24" draw:text-style-name="P19" draw:layer="layout" svg:width="3.45cm" svg:height="0.42cm" svg:x="9.899cm" svg:y="5.279cm" svg:viewBox="0 0 3451 421" draw:points="0,0 3451,0 3451,421 0,421">
          <text:p/>
        </draw:polygon>
        <draw:line draw:style-name="gr25" draw:text-style-name="P4" draw:layer="layout" svg:x1="9.899cm" svg:y1="5.699cm" svg:x2="13.35cm" svg:y2="5.699cm">
          <text:p/>
        </draw:line>
        <draw:frame draw:style-name="gr6" draw:text-style-name="P6" draw:layer="layout" svg:width="1.41cm" svg:height="0.297cm" svg:x="5cm" svg:y="5.341cm">
          <draw:text-box>
            <text:p text:style-name="P2"><text:span text:style-name="T8">David Harry</text:span></text:p>
          </draw:text-box>
        </draw:frame>
        <draw:polygon draw:style-name="gr24" draw:text-style-name="P19" draw:layer="layout" svg:width="3.95cm" svg:height="0.42cm" svg:x="13.399cm" svg:y="5.279cm" svg:viewBox="0 0 3951 421" draw:points="0,0 3951,0 3951,421 0,421">
          <text:p/>
        </draw:polygon>
        <draw:line draw:style-name="gr25" draw:text-style-name="P4" draw:layer="layout" svg:x1="13.399cm" svg:y1="5.699cm" svg:x2="17.349cm" svg:y2="5.699cm">
          <text:p/>
        </draw:line>
        <draw:frame draw:style-name="gr6" draw:text-style-name="P6" draw:layer="layout" svg:width="1.337cm" svg:height="0.297cm" svg:x="10cm" svg:y="5.341cm">
          <draw:text-box>
            <text:p text:style-name="P2"><text:span text:style-name="T8">30.09.2025</text:span></text:p>
          </draw:text-box>
        </draw:frame>
        <draw:polygon draw:style-name="gr4" draw:text-style-name="P5" draw:layer="layout" svg:width="3.45cm" svg:height="0.42cm" svg:x="1.4cm" svg:y="5.72cm" svg:viewBox="0 0 3451 421" draw:points="0,0 3451,0 3451,421 0,421">
          <text:p/>
        </draw:polygon>
        <draw:line draw:style-name="gr25" draw:text-style-name="P4" draw:layer="layout" svg:x1="1.4cm" svg:y1="6.14cm" svg:x2="4.849cm" svg:y2="6.14cm">
          <text:p/>
        </draw:line>
        <draw:frame draw:style-name="gr6" draw:text-style-name="P6" draw:layer="layout" svg:width="1.262cm" svg:height="0.297cm" svg:x="13.5cm" svg:y="5.341cm">
          <draw:text-box>
            <text:p text:style-name="P2"><text:span text:style-name="T8">Processed</text:span></text:p>
          </draw:text-box>
        </draw:frame>
        <draw:polygon draw:style-name="gr4" draw:text-style-name="P5" draw:layer="layout" svg:width="4.951cm" svg:height="0.42cm" svg:x="4.899cm" svg:y="5.72cm" svg:viewBox="0 0 4952 421" draw:points="0,0 4952,0 4952,421 0,421">
          <text:p/>
        </draw:polygon>
        <draw:line draw:style-name="gr25" draw:text-style-name="P4" draw:layer="layout" svg:x1="4.899cm" svg:y1="6.14cm" svg:x2="9.85cm" svg:y2="6.14cm">
          <text:p/>
        </draw:line>
        <draw:frame draw:style-name="gr6" draw:text-style-name="P6" draw:layer="layout" svg:width="2.878cm" svg:height="0.297cm" svg:x="1.5cm" svg:y="5.781cm">
          <draw:text-box>
            <text:p text:style-name="P2"><text:span text:style-name="T8">Approved for Production</text:span></text:p>
          </draw:text-box>
        </draw:frame>
        <draw:polygon draw:style-name="gr4" draw:text-style-name="P5" draw:layer="layout" svg:width="3.45cm" svg:height="0.42cm" svg:x="9.899cm" svg:y="5.72cm" svg:viewBox="0 0 3451 421" draw:points="0,0 3451,0 3451,421 0,421">
          <text:p/>
        </draw:polygon>
        <draw:line draw:style-name="gr25" draw:text-style-name="P4" draw:layer="layout" svg:x1="9.899cm" svg:y1="6.14cm" svg:x2="13.35cm" svg:y2="6.14cm">
          <text:p/>
        </draw:line>
        <draw:frame draw:style-name="gr6" draw:text-style-name="P6" draw:layer="layout" svg:width="1.514cm" svg:height="0.297cm" svg:x="5cm" svg:y="5.781cm">
          <draw:text-box>
            <text:p text:style-name="P2"><text:span text:style-name="T8">Vivek Verma</text:span></text:p>
          </draw:text-box>
        </draw:frame>
        <draw:polygon draw:style-name="gr4" draw:text-style-name="P5" draw:layer="layout" svg:width="3.95cm" svg:height="0.42cm" svg:x="13.399cm" svg:y="5.72cm" svg:viewBox="0 0 3951 421" draw:points="0,0 3951,0 3951,421 0,421">
          <text:p/>
        </draw:polygon>
        <draw:line draw:style-name="gr25" draw:text-style-name="P4" draw:layer="layout" svg:x1="13.399cm" svg:y1="6.14cm" svg:x2="17.349cm" svg:y2="6.14cm">
          <text:p/>
        </draw:line>
        <draw:frame draw:style-name="gr6" draw:text-style-name="P6" draw:layer="layout" svg:width="1.337cm" svg:height="0.297cm" svg:x="10cm" svg:y="5.781cm">
          <draw:text-box>
            <text:p text:style-name="P2"><text:span text:style-name="T8">02.10.2025</text:span></text:p>
          </draw:text-box>
        </draw:frame>
        <draw:polygon draw:style-name="gr24" draw:text-style-name="P19" draw:layer="layout" svg:width="3.45cm" svg:height="0.42cm" svg:x="1.4cm" svg:y="6.16cm" svg:viewBox="0 0 3451 421" draw:points="0,0 3451,0 3451,421 0,421">
          <text:p/>
        </draw:polygon>
        <draw:line draw:style-name="gr25" draw:text-style-name="P4" draw:layer="layout" svg:x1="1.4cm" svg:y1="6.58cm" svg:x2="4.849cm" svg:y2="6.58cm">
          <text:p/>
        </draw:line>
        <draw:frame draw:style-name="gr6" draw:text-style-name="P6" draw:layer="layout" svg:width="1.262cm" svg:height="0.297cm" svg:x="13.5cm" svg:y="5.781cm">
          <draw:text-box>
            <text:p text:style-name="P2"><text:span text:style-name="T8">Processed</text:span></text:p>
          </draw:text-box>
        </draw:frame>
        <draw:polygon draw:style-name="gr24" draw:text-style-name="P19" draw:layer="layout" svg:width="4.951cm" svg:height="0.42cm" svg:x="4.899cm" svg:y="6.16cm" svg:viewBox="0 0 4952 421" draw:points="0,0 4952,0 4952,421 0,421">
          <text:p/>
        </draw:polygon>
        <draw:line draw:style-name="gr25" draw:text-style-name="P4" draw:layer="layout" svg:x1="4.899cm" svg:y1="6.58cm" svg:x2="9.85cm" svg:y2="6.58cm">
          <text:p/>
        </draw:line>
        <draw:frame draw:style-name="gr6" draw:text-style-name="P6" draw:layer="layout" svg:width="2.7cm" svg:height="0.297cm" svg:x="1.5cm" svg:y="6.221cm">
          <draw:text-box>
            <text:p text:style-name="P2"><text:span text:style-name="T8">Imported to Production</text:span></text:p>
          </draw:text-box>
        </draw:frame>
        <draw:polygon draw:style-name="gr24" draw:text-style-name="P19" draw:layer="layout" svg:width="3.45cm" svg:height="0.42cm" svg:x="9.899cm" svg:y="6.16cm" svg:viewBox="0 0 3451 421" draw:points="0,0 3451,0 3451,421 0,421">
          <text:p/>
        </draw:polygon>
        <draw:line draw:style-name="gr25" draw:text-style-name="P4" draw:layer="layout" svg:x1="9.899cm" svg:y1="6.58cm" svg:x2="13.35cm" svg:y2="6.58cm">
          <text:p/>
        </draw:line>
        <draw:frame draw:style-name="gr6" draw:text-style-name="P6" draw:layer="layout" svg:width="1.648cm" svg:height="0.297cm" svg:x="5cm" svg:y="6.221cm">
          <draw:text-box>
            <text:p text:style-name="P2"><text:span text:style-name="T8">Neha Sharma</text:span></text:p>
          </draw:text-box>
        </draw:frame>
        <draw:polygon draw:style-name="gr24" draw:text-style-name="P19" draw:layer="layout" svg:width="3.95cm" svg:height="0.42cm" svg:x="13.399cm" svg:y="6.16cm" svg:viewBox="0 0 3951 421" draw:points="0,0 3951,0 3951,421 0,421">
          <text:p/>
        </draw:polygon>
        <draw:line draw:style-name="gr25" draw:text-style-name="P4" draw:layer="layout" svg:x1="13.399cm" svg:y1="6.58cm" svg:x2="17.349cm" svg:y2="6.58cm">
          <text:p/>
        </draw:line>
        <draw:frame draw:style-name="gr6" draw:text-style-name="P6" draw:layer="layout" svg:width="1.337cm" svg:height="0.297cm" svg:x="10cm" svg:y="6.221cm">
          <draw:text-box>
            <text:p text:style-name="P2"><text:span text:style-name="T8">06.10.2025</text:span></text:p>
          </draw:text-box>
        </draw:frame>
        <draw:polygon draw:style-name="gr26" draw:text-style-name="P20" draw:layer="layout" svg:width="18.199cm" svg:height="0.42cm" svg:x="1.4cm" svg:y="4.4cm" svg:viewBox="0 0 18200 421" draw:points="0,0 18200,0 18200,421 0,421">
          <text:p/>
        </draw:polygon>
        <draw:polygon draw:style-name="gr26" draw:text-style-name="P20" draw:layer="layout" svg:width="18.199cm" svg:height="0.42cm" svg:x="1.4cm" svg:y="4.84cm" svg:viewBox="0 0 18200 421" draw:points="0,0 18200,0 18200,421 0,421">
          <text:p/>
        </draw:polygon>
        <draw:polygon draw:style-name="gr26" draw:text-style-name="P20" draw:layer="layout" svg:width="18.199cm" svg:height="0.42cm" svg:x="1.4cm" svg:y="5.279cm" svg:viewBox="0 0 18200 421" draw:points="0,0 18200,0 18200,421 0,421">
          <text:p/>
        </draw:polygon>
        <draw:polygon draw:style-name="gr26" draw:text-style-name="P20" draw:layer="layout" svg:width="18.199cm" svg:height="0.42cm" svg:x="1.4cm" svg:y="5.72cm" svg:viewBox="0 0 18200 421" draw:points="0,0 18200,0 18200,421 0,421">
          <text:p/>
        </draw:polygon>
        <draw:polygon draw:style-name="gr26" draw:text-style-name="P20" draw:layer="layout" svg:width="18.199cm" svg:height="0.42cm" svg:x="1.4cm" svg:y="6.16cm" svg:viewBox="0 0 18200 421" draw:points="0,0 18200,0 18200,421 0,421">
          <text:p/>
        </draw:polygon>
        <draw:polygon draw:style-name="gr4" draw:text-style-name="P5" draw:layer="layout" svg:width="18.6cm" svg:height="4.5cm" svg:x="1.2cm" svg:y="9.6cm" svg:viewBox="0 0 18601 4501" draw:points="0,0 18601,0 18601,4501 0,4501">
          <text:p/>
        </draw:polygon>
        <draw:polygon draw:style-name="gr5" draw:text-style-name="P4" draw:layer="layout" svg:width="18.6cm" svg:height="4.5cm" svg:x="1.2cm" svg:y="9.6cm" svg:viewBox="0 0 18601 4501" draw:points="0,4501 18601,4501 18601,0 0,0">
          <text:p/>
        </draw:polygon>
        <draw:polygon draw:style-name="gr23" draw:text-style-name="P18" draw:layer="layout" svg:width="18.6cm" svg:height="0.55cm" svg:x="1.2cm" svg:y="9.6cm" svg:viewBox="0 0 18601 551" draw:points="0,0 18601,0 18601,551 0,551">
          <text:p/>
        </draw:polygon>
        <draw:frame draw:style-name="gr6" draw:text-style-name="P6" draw:layer="layout" svg:width="1.262cm" svg:height="0.297cm" svg:x="13.5cm" svg:y="6.221cm">
          <draw:text-box>
            <text:p text:style-name="P2"><text:span text:style-name="T8">Processed</text:span></text:p>
          </draw:text-box>
        </draw:frame>
        <draw:frame draw:style-name="gr10" draw:text-style-name="P9" draw:layer="layout" svg:width="4.81cm" svg:height="0.319cm" svg:x="1.45cm" svg:y="9.725cm">
          <draw:text-box>
            <text:p text:style-name="P2"><text:span text:style-name="T3">Text Log <text:s/>— <text:s/>CHARM 800098354729</text:span></text:p>
          </draw:text-box>
        </draw:frame>
        <draw:frame draw:style-name="gr6" draw:text-style-name="P6" draw:layer="layout" svg:width="3.205cm" svg:height="0.297cm" svg:x="1.45cm" svg:y="10.111cm">
          <draw:text-box>
            <text:p text:style-name="P2"><text:span text:style-name="T8">06.10.2025 <text:s/>Neha Sharma:</text:span></text:p>
          </draw:text-box>
        </draw:frame>
        <draw:line draw:style-name="gr27" draw:text-style-name="P4" draw:layer="layout" svg:x1="1.35cm" svg:y1="11.01cm" svg:x2="19.65cm" svg:y2="11.01cm">
          <text:p/>
        </draw:line>
        <draw:frame draw:style-name="gr6" draw:text-style-name="P6" draw:layer="layout" svg:width="6.701cm" svg:height="0.297cm" svg:x="1.45cm" svg:y="10.491cm">
          <draw:text-box>
            <text:p text:style-name="P2"><text:span text:style-name="T8"><text:s text:c="2"/>The status was set to the value 'Imported to Production'</text:span></text:p>
          </draw:text-box>
        </draw:frame>
        <draw:frame draw:style-name="gr6" draw:text-style-name="P6" draw:layer="layout" svg:width="3.071cm" svg:height="0.297cm" svg:x="1.45cm" svg:y="11.251cm">
          <draw:text-box>
            <text:p text:style-name="P2"><text:span text:style-name="T8">02.10.2025 <text:s/>Vivek Verma:</text:span></text:p>
          </draw:text-box>
        </draw:frame>
        <draw:line draw:style-name="gr27" draw:text-style-name="P4" draw:layer="layout" svg:x1="1.35cm" svg:y1="12.15cm" svg:x2="19.65cm" svg:y2="12.15cm">
          <text:p/>
        </draw:line>
        <draw:frame draw:style-name="gr6" draw:text-style-name="P6" draw:layer="layout" svg:width="6.879cm" svg:height="0.297cm" svg:x="1.45cm" svg:y="11.631cm">
          <draw:text-box>
            <text:p text:style-name="P2"><text:span text:style-name="T8"><text:s text:c="2"/>The status was set to the value 'Approved for Production'</text:span></text:p>
          </draw:text-box>
        </draw:frame>
        <draw:frame draw:style-name="gr6" draw:text-style-name="P6" draw:layer="layout" svg:width="2.967cm" svg:height="0.297cm" svg:x="1.45cm" svg:y="12.391cm">
          <draw:text-box>
            <text:p text:style-name="P2"><text:span text:style-name="T8">30.09.2025 <text:s/>David Harry:</text:span></text:p>
          </draw:text-box>
        </draw:frame>
        <draw:line draw:style-name="gr27" draw:text-style-name="P4" draw:layer="layout" svg:x1="1.35cm" svg:y1="13.289cm" svg:x2="19.65cm" svg:y2="13.289cm">
          <text:p/>
        </draw:line>
        <draw:frame draw:style-name="gr6" draw:text-style-name="P6" draw:layer="layout" svg:width="6.925cm" svg:height="0.297cm" svg:x="1.45cm" svg:y="12.771cm">
          <draw:text-box>
            <text:p text:style-name="P2"><text:span text:style-name="T8"><text:s text:c="2"/>The status was set to value E0018 (Tech Approved (QA))</text:span></text:p>
          </draw:text-box>
        </draw:frame>
        <draw:polygon draw:style-name="gr16" draw:text-style-name="P14" draw:layer="layout" svg:width="5.5cm" svg:height="2.9cm" svg:x="1.27cm" svg:y="14.47cm" svg:viewBox="0 0 5501 2901" draw:points="0,0 5501,0 5501,2901 0,2901">
          <text:p/>
        </draw:polygon>
        <draw:polygon draw:style-name="gr15" draw:text-style-name="P13" draw:layer="layout" svg:width="5.499cm" svg:height="2.899cm" svg:x="1.2cm" svg:y="14.4cm" svg:viewBox="0 0 5500 2900" draw:points="0,0 5500,0 5500,2900 0,2900">
          <text:p/>
        </draw:polygon>
        <draw:polygon draw:style-name="gr17" draw:text-style-name="P4" draw:layer="layout" svg:width="5.499cm" svg:height="2.899cm" svg:x="1.2cm" svg:y="14.4cm" svg:viewBox="0 0 5500 2900" draw:points="0,2900 5500,2900 5500,0 0,0">
          <text:p/>
        </draw:polygon>
        <draw:polygon draw:style-name="gr18" draw:text-style-name="P15" draw:layer="layout" svg:width="5.499cm" svg:height="0.38cm" svg:x="1.2cm" svg:y="14.4cm" svg:viewBox="0 0 5500 381" draw:points="0,0 5500,0 5500,381 0,381">
          <text:p/>
        </draw:polygon>
        <draw:frame draw:style-name="gr6" draw:text-style-name="P6" draw:layer="layout" svg:width="3.397cm" svg:height="0.297cm" svg:x="1.45cm" svg:y="13.531cm">
          <draw:text-box>
            <text:p text:style-name="P2"><text:span text:style-name="T8">28.09.2025 <text:s/>Kamal Rajaram:</text:span></text:p>
          </draw:text-box>
        </draw:frame>
        <draw:polygon draw:style-name="gr18" draw:text-style-name="P15" draw:layer="layout" svg:width="1.2cm" svg:height="0.32cm" svg:x="5.4cm" svg:y="14.43cm" svg:viewBox="0 0 1201 321" draw:points="0,0 1201,0 1201,321 0,321">
          <text:p/>
        </draw:polygon>
        <draw:frame draw:style-name="gr19" draw:text-style-name="P16" draw:layer="layout" svg:width="3.003cm" svg:height="0.276cm" svg:x="1.35cm" svg:y="14.487cm">
          <draw:text-box>
            <text:p text:style-name="P2"><text:span text:style-name="T9">TS-2 · Testing &amp; Approval</text:span></text:p>
          </draw:text-box>
        </draw:frame>
        <draw:frame draw:style-name="gr19" draw:text-style-name="P16" draw:layer="layout" svg:width="0.671cm" svg:height="0.276cm" svg:x="5.664cm" svg:y="14.477cm">
          <draw:text-box>
            <text:p text:style-name="P2"><text:span text:style-name="T9">PASS</text:span></text:p>
          </draw:text-box>
        </draw:frame>
        <draw:frame draw:style-name="gr20" draw:text-style-name="P17" draw:layer="layout" svg:width="2.24cm" svg:height="0.272cm" svg:x="1.35cm" svg:y="14.783cm">
          <draw:text-box>
            <text:p text:style-name="P2"><text:span text:style-name="T10">'Successfully Tested'</text:span></text:p>
          </draw:text-box>
        </draw:frame>
        <draw:frame draw:style-name="gr20" draw:text-style-name="P17" draw:layer="layout" svg:width="3.852cm" svg:height="0.272cm" svg:x="1.35cm" svg:y="15.063cm">
          <draw:text-box>
            <text:p text:style-name="P2"><text:span text:style-name="T10"><text:s text:c="2"/>Tester: Sofia Khan <text:s/>— <text:s/>25.09.2025</text:span></text:p>
          </draw:text-box>
        </draw:frame>
        <draw:frame draw:style-name="gr20" draw:text-style-name="P17" draw:layer="layout" svg:width="2.75cm" svg:height="0.272cm" svg:x="1.35cm" svg:y="15.343cm">
          <draw:text-box>
            <text:p text:style-name="P2"><text:span text:style-name="T10">'Business Approved (QA)'</text:span></text:p>
          </draw:text-box>
        </draw:frame>
        <draw:frame draw:style-name="gr20" draw:text-style-name="P17" draw:layer="layout" svg:width="4.629cm" svg:height="0.272cm" svg:x="1.35cm" svg:y="15.623cm">
          <draw:text-box>
            <text:p text:style-name="P2"><text:span text:style-name="T10"><text:s text:c="2"/>Approver: Kamal Rajaram <text:s/>— <text:s/>28.09.2025</text:span></text:p>
          </draw:text-box>
        </draw:frame>
        <draw:frame draw:style-name="gr20" draw:text-style-name="P17" draw:layer="layout" svg:width="3.182cm" svg:height="0.272cm" svg:x="1.35cm" svg:y="15.903cm">
          <draw:text-box>
            <text:p text:style-name="P2"><text:span text:style-name="T10">Text Log 28.09 independently</text:span></text:p>
          </draw:text-box>
        </draw:frame>
        <draw:frame draw:style-name="gr20" draw:text-style-name="P17" draw:layer="layout" svg:width="2.872cm" svg:height="0.272cm" svg:x="1.35cm" svg:y="16.183cm">
          <draw:text-box>
            <text:p text:style-name="P2"><text:span text:style-name="T10">corroborates. Stages 3 &amp; 4</text:span></text:p>
          </draw:text-box>
        </draw:frame>
        <draw:frame draw:style-name="gr20" draw:text-style-name="P17" draw:layer="layout" svg:width="2.859cm" svg:height="0.272cm" svg:x="1.35cm" svg:y="16.463cm">
          <draw:text-box>
            <text:p text:style-name="P2"><text:span text:style-name="T10">confirmed complete before</text:span></text:p>
          </draw:text-box>
        </draw:frame>
        <draw:line draw:style-name="gr21" draw:text-style-name="P4" draw:layer="layout" svg:x1="7.7cm" svg:y1="7.02cm" svg:x2="3.949cm" svg:y2="14.401cm">
          <text:p/>
        </draw:line>
        <draw:line draw:style-name="gr22" draw:text-style-name="P4" draw:layer="layout" svg:x1="3.95cm" svg:y1="14.401cm" svg:x2="3.799cm" svg:y2="14.279cm">
          <text:p/>
        </draw:line>
        <draw:line draw:style-name="gr22" draw:text-style-name="P4" draw:layer="layout" svg:x1="3.95cm" svg:y1="14.4cm" svg:x2="3.799cm" svg:y2="14.521cm">
          <text:p/>
        </draw:line>
        <draw:polygon draw:style-name="gr16" draw:text-style-name="P14" draw:layer="layout" svg:width="5cm" svg:height="2.4cm" svg:x="7.27cm" svg:y="14.97cm" svg:viewBox="0 0 5001 2401" draw:points="0,0 5001,0 5001,2401 0,2401">
          <text:p/>
        </draw:polygon>
        <draw:polygon draw:style-name="gr15" draw:text-style-name="P13" draw:layer="layout" svg:width="5cm" svg:height="2.4cm" svg:x="7.2cm" svg:y="14.899cm" svg:viewBox="0 0 5001 2401" draw:points="0,0 5001,0 5001,2401 0,2401">
          <text:p/>
        </draw:polygon>
        <draw:polygon draw:style-name="gr17" draw:text-style-name="P4" draw:layer="layout" svg:width="5cm" svg:height="2.4cm" svg:x="7.2cm" svg:y="14.899cm" svg:viewBox="0 0 5001 2401" draw:points="0,2401 5001,2401 5001,0 0,0">
          <text:p/>
        </draw:polygon>
        <draw:polygon draw:style-name="gr18" draw:text-style-name="P15" draw:layer="layout" svg:width="5cm" svg:height="0.38cm" svg:x="7.2cm" svg:y="14.9cm" svg:viewBox="0 0 5001 381" draw:points="0,0 5001,0 5001,381 0,381">
          <text:p/>
        </draw:polygon>
        <draw:frame draw:style-name="gr20" draw:text-style-name="P17" draw:layer="layout" svg:width="3.06cm" svg:height="0.272cm" svg:x="1.35cm" svg:y="16.743cm">
          <draw:text-box>
            <text:p text:style-name="P2"><text:span text:style-name="T10">Tech Approval (30.09.2025).</text:span></text:p>
          </draw:text-box>
        </draw:frame>
        <draw:polygon draw:style-name="gr18" draw:text-style-name="P15" draw:layer="layout" svg:width="1.2cm" svg:height="0.32cm" svg:x="10.9cm" svg:y="14.93cm" svg:viewBox="0 0 1201 321" draw:points="0,0 1201,0 1201,321 0,321">
          <text:p/>
        </draw:polygon>
        <draw:frame draw:style-name="gr19" draw:text-style-name="P16" draw:layer="layout" svg:width="3.399cm" svg:height="0.276cm" svg:x="7.35cm" svg:y="14.987cm">
          <draw:text-box>
            <text:p text:style-name="P2"><text:span text:style-name="T9">TS-3a · Technology Approval</text:span></text:p>
          </draw:text-box>
        </draw:frame>
        <draw:frame draw:style-name="gr19" draw:text-style-name="P16" draw:layer="layout" svg:width="0.671cm" svg:height="0.276cm" svg:x="11.164cm" svg:y="14.977cm">
          <draw:text-box>
            <text:p text:style-name="P2"><text:span text:style-name="T9">PASS</text:span></text:p>
          </draw:text-box>
        </draw:frame>
        <draw:frame draw:style-name="gr20" draw:text-style-name="P17" draw:layer="layout" svg:width="3.046cm" svg:height="0.272cm" svg:x="7.35cm" svg:y="15.283cm">
          <draw:text-box>
            <text:p text:style-name="P2"><text:span text:style-name="T10">Tech Approved: David Harry</text:span></text:p>
          </draw:text-box>
        </draw:frame>
        <draw:frame draw:style-name="gr20" draw:text-style-name="P17" draw:layer="layout" svg:width="1.988cm" svg:height="0.272cm" svg:x="7.35cm" svg:y="15.563cm">
          <draw:text-box>
            <text:p text:style-name="P2"><text:span text:style-name="T10"><text:s text:c="2"/>Date: 30.09.2025</text:span></text:p>
          </draw:text-box>
        </draw:frame>
        <draw:frame draw:style-name="gr20" draw:text-style-name="P17" draw:layer="layout" svg:width="4.213cm" svg:height="0.272cm" svg:x="7.35cm" svg:y="15.843cm">
          <draw:text-box>
            <text:p text:style-name="P2"><text:span text:style-name="T10">Text Log: E0018 (Tech Approved (QA))</text:span></text:p>
          </draw:text-box>
        </draw:frame>
        <draw:frame draw:style-name="gr20" draw:text-style-name="P17" draw:layer="layout" svg:width="2.738cm" svg:height="0.272cm" svg:x="7.35cm" svg:y="16.123cm">
          <draw:text-box>
            <text:p text:style-name="P2"><text:span text:style-name="T10">David Harry confirmed on</text:span></text:p>
          </draw:text-box>
        </draw:frame>
        <draw:frame draw:style-name="gr20" draw:text-style-name="P17" draw:layer="layout" svg:width="2.845cm" svg:height="0.272cm" svg:x="7.35cm" svg:y="16.403cm">
          <draw:text-box>
            <text:p text:style-name="P2"><text:span text:style-name="T10"><text:s text:c="2"/>Authorized Approver List.</text:span></text:p>
          </draw:text-box>
        </draw:frame>
        <draw:polygon draw:style-name="gr16" draw:text-style-name="P14" draw:layer="layout" svg:width="5cm" svg:height="2.4cm" svg:x="14.67cm" svg:y="14.97cm" svg:viewBox="0 0 5001 2401" draw:points="0,0 5001,0 5001,2401 0,2401">
          <text:p/>
        </draw:polygon>
        <draw:polygon draw:style-name="gr15" draw:text-style-name="P13" draw:layer="layout" svg:width="5cm" svg:height="2.4cm" svg:x="14.6cm" svg:y="14.899cm" svg:viewBox="0 0 5001 2401" draw:points="0,0 5001,0 5001,2401 0,2401">
          <text:p/>
        </draw:polygon>
        <draw:polygon draw:style-name="gr17" draw:text-style-name="P4" draw:layer="layout" svg:width="5cm" svg:height="2.4cm" svg:x="14.6cm" svg:y="14.899cm" svg:viewBox="0 0 5001 2401" draw:points="0,2401 5001,2401 5001,0 0,0">
          <text:p/>
        </draw:polygon>
        <draw:polygon draw:style-name="gr18" draw:text-style-name="P15" draw:layer="layout" svg:width="5cm" svg:height="0.38cm" svg:x="14.6cm" svg:y="14.9cm" svg:viewBox="0 0 5001 381" draw:points="0,0 5001,0 5001,381 0,381">
          <text:p/>
        </draw:polygon>
        <draw:frame draw:style-name="gr20" draw:text-style-name="P17" draw:layer="layout" svg:width="3.302cm" svg:height="0.272cm" svg:x="7.35cm" svg:y="16.683cm">
          <draw:text-box>
            <text:p text:style-name="P2"><text:span text:style-name="T10">30.09 precedes 02.10 &amp; 06.10.</text:span></text:p>
          </draw:text-box>
        </draw:frame>
        <draw:polygon draw:style-name="gr18" draw:text-style-name="P15" draw:layer="layout" svg:width="1.2cm" svg:height="0.32cm" svg:x="18.3cm" svg:y="14.93cm" svg:viewBox="0 0 1201 321" draw:points="0,0 1201,0 1201,321 0,321">
          <text:p/>
        </draw:polygon>
        <draw:frame draw:style-name="gr19" draw:text-style-name="P16" draw:layer="layout" svg:width="3.126cm" svg:height="0.276cm" svg:x="14.75cm" svg:y="14.987cm">
          <draw:text-box>
            <text:p text:style-name="P2"><text:span text:style-name="T9">TS-3b · Business Approval</text:span></text:p>
          </draw:text-box>
        </draw:frame>
        <draw:frame draw:style-name="gr19" draw:text-style-name="P16" draw:layer="layout" svg:width="0.671cm" svg:height="0.276cm" svg:x="18.564cm" svg:y="14.977cm">
          <draw:text-box>
            <text:p text:style-name="P2"><text:span text:style-name="T9">PASS</text:span></text:p>
          </draw:text-box>
        </draw:frame>
        <draw:frame draw:style-name="gr20" draw:text-style-name="P17" draw:layer="layout" svg:width="3.878cm" svg:height="0.272cm" svg:x="14.75cm" svg:y="15.283cm">
          <draw:text-box>
            <text:p text:style-name="P2"><text:span text:style-name="T10">Business Approved: Kamal Rajaram</text:span></text:p>
          </draw:text-box>
        </draw:frame>
        <draw:frame draw:style-name="gr20" draw:text-style-name="P17" draw:layer="layout" svg:width="1.988cm" svg:height="0.272cm" svg:x="14.75cm" svg:y="15.563cm">
          <draw:text-box>
            <text:p text:style-name="P2"><text:span text:style-name="T10"><text:s text:c="2"/>Date: 28.09.2025</text:span></text:p>
          </draw:text-box>
        </draw:frame>
        <draw:frame draw:style-name="gr20" draw:text-style-name="P17" draw:layer="layout" svg:width="3.1cm" svg:height="0.272cm" svg:x="14.75cm" svg:y="15.843cm">
          <draw:text-box>
            <text:p text:style-name="P2"><text:span text:style-name="T10">Text Log 28.09 corroborates.</text:span></text:p>
          </draw:text-box>
        </draw:frame>
        <draw:frame draw:style-name="gr20" draw:text-style-name="P17" draw:layer="layout" svg:width="3.127cm" svg:height="0.272cm" svg:x="14.75cm" svg:y="16.123cm">
          <draw:text-box>
            <text:p text:style-name="P2"><text:span text:style-name="T10">Kamal Rajaram confirmed on</text:span></text:p>
          </draw:text-box>
        </draw:frame>
        <draw:frame draw:style-name="gr20" draw:text-style-name="P17" draw:layer="layout" svg:width="2.845cm" svg:height="0.272cm" svg:x="14.75cm" svg:y="16.403cm">
          <draw:text-box>
            <text:p text:style-name="P2"><text:span text:style-name="T10"><text:s text:c="2"/>Authorized Approver List.</text:span></text:p>
          </draw:text-box>
        </draw:frame>
        <draw:line draw:style-name="gr8" draw:text-style-name="P4" draw:layer="layout" svg:x1="1.2cm" svg:y1="28.9cm" svg:x2="19.799cm" svg:y2="28.9cm">
          <text:p/>
        </draw:line>
        <draw:frame draw:style-name="gr20" draw:text-style-name="P17" draw:layer="layout" svg:width="3.356cm" svg:height="0.272cm" svg:x="14.75cm" svg:y="16.683cm">
          <draw:text-box>
            <text:p text:style-name="P2"><text:span text:style-name="T10">28.09 precedes all subsequent.</text:span></text:p>
          </draw:text-box>
        </draw:frame>
        <draw:frame draw:style-name="gr19" draw:text-style-name="P16" draw:layer="layout" svg:width="8.463cm" svg:height="0.276cm" svg:x="1.2cm" svg:y="29.027cm">
          <draw:text-box>
            <text:p text:style-name="P2"><text:span text:style-name="T11">WP Ref: SAP-MC1_S1 <text:s/>| <text:s/>Control: SAP.MC1 <text:s/>| <text:s/>SOX Evidence <text:s/>| <text:s/>23 Apr 2026</text:span></text:p>
          </draw:text-box>
        </draw:frame>
        <draw:frame draw:style-name="gr19" draw:text-style-name="P16" draw:layer="layout" svg:width="1.258cm" svg:height="0.276cm" svg:x="18.537cm" svg:y="29.027cm">
          <draw:text-box>
            <text:p text:style-name="P2"><text:span text:style-name="T11">Page 2 of 3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8.6cm" svg:height="1.3cm" svg:x="1.2cm" svg:y="0.5cm" svg:viewBox="0 0 18601 1301" draw:points="0,0 18601,0 18601,1301 0,1301">
          <text:p/>
        </draw:polygon>
        <draw:frame draw:style-name="gr2" draw:text-style-name="P3" draw:layer="layout" svg:width="9.76cm" svg:height="0.357cm" svg:x="1.5cm" svg:y="0.663cm">
          <draw:text-box>
            <text:p text:style-name="P2"><text:span text:style-name="T1">SOX Test Results Summary <text:s/>| <text:s/>Control SAP.MC1 <text:s/>| <text:s/>Sample S-001</text:span></text:p>
          </draw:text-box>
        </draw:frame>
        <draw:line draw:style-name="gr3" draw:text-style-name="P4" draw:layer="layout" svg:x1="1.2cm" svg:y1="1.85cm" svg:x2="19.799cm" svg:y2="1.85cm">
          <text:p/>
        </draw:line>
        <draw:polygon draw:style-name="gr4" draw:text-style-name="P5" draw:layer="layout" svg:width="18.6cm" svg:height="26.1cm" svg:x="1.2cm" svg:y="2.1cm" svg:viewBox="0 0 18601 26101" draw:points="0,0 18601,0 18601,26101 0,26101">
          <text:p/>
        </draw:polygon>
        <draw:polygon draw:style-name="gr28" draw:text-style-name="P4" draw:layer="layout" svg:width="18.6cm" svg:height="26.1cm" svg:x="1.2cm" svg:y="2.1cm" svg:viewBox="0 0 18601 26101" draw:points="0,26101 18601,26101 18601,0 0,0">
          <text:p/>
        </draw:polygon>
        <draw:polygon draw:style-name="gr1" draw:text-style-name="P1" draw:layer="layout" svg:width="18.6cm" svg:height="1cm" svg:x="1.2cm" svg:y="2.1cm" svg:viewBox="0 0 18601 1001" draw:points="0,0 18601,0 18601,1001 0,1001">
          <text:p/>
        </draw:polygon>
        <draw:frame draw:style-name="gr6" draw:text-style-name="P6" draw:layer="layout" svg:width="8.531cm" svg:height="0.297cm" svg:x="1.5cm" svg:y="1.211cm">
          <draw:text-box>
            <text:p text:style-name="P2"><text:span text:style-name="T2">CHARM 800098354729 <text:s/>| <text:s/>WP Ref: SAP-MC1_S1 <text:s/>| <text:s/>Overall Conclusion</text:span></text:p>
          </draw:text-box>
        </draw:frame>
        <draw:polygon draw:style-name="gr23" draw:text-style-name="P18" draw:layer="layout" svg:width="18.6cm" svg:height="0.55cm" svg:x="1.2cm" svg:y="3.1cm" svg:viewBox="0 0 18601 551" draw:points="0,0 18601,0 18601,551 0,551">
          <text:p/>
        </draw:polygon>
        <draw:frame draw:style-name="gr29" draw:text-style-name="P21" draw:layer="layout" svg:width="14.51cm" svg:height="0.395cm" svg:x="1.6cm" svg:y="2.431cm">
          <draw:text-box>
            <text:p text:style-name="P2"><text:span text:style-name="T13">SOX TEST RESULTS SUMMARY <text:s/>· <text:s/>SAP.MC1 <text:s/>· <text:s/>Sample S-001 <text:s/>· <text:s/>CHARM 800098354729</text:span></text:p>
          </draw:text-box>
        </draw:frame>
        <draw:polygon draw:style-name="gr30" draw:text-style-name="P22" draw:layer="layout" svg:width="18.4cm" svg:height="2.55cm" svg:x="1.299cm" svg:y="3.75cm" svg:viewBox="0 0 18401 2551" draw:points="0,0 18401,0 18401,2551 0,2551">
          <text:p/>
        </draw:polygon>
        <draw:line draw:style-name="gr27" draw:text-style-name="P4" draw:layer="layout" svg:x1="1.299cm" svg:y1="3.749cm" svg:x2="19.7cm" svg:y2="3.749cm">
          <text:p/>
        </draw:line>
        <draw:polygon draw:style-name="gr9" draw:text-style-name="P8" draw:layer="layout" svg:width="1.299cm" svg:height="2cm" svg:x="1.4cm" svg:y="4.05cm" svg:viewBox="0 0 1300 2001" draw:points="0,0 1300,0 1300,2001 0,2001">
          <text:p/>
        </draw:polygon>
        <draw:frame draw:style-name="gr6" draw:text-style-name="P6" draw:layer="layout" svg:width="12.677cm" svg:height="0.297cm" svg:x="1.6cm" svg:y="3.161cm">
          <draw:text-box>
            <text:p text:style-name="P2"><text:span text:style-name="T2">Control: Change Management — System &amp; Application Testing and Approval Prior to Production Promotion</text:span></text:p>
          </draw:text-box>
        </draw:frame>
        <draw:frame draw:style-name="gr2" draw:text-style-name="P3" draw:layer="layout" svg:width="0.69cm" svg:height="0.357cm" svg:x="1.706cm" svg:y="4.863cm">
          <draw:text-box>
            <text:p text:style-name="P2"><text:span text:style-name="T1">TS-1</text:span></text:p>
          </draw:text-box>
        </draw:frame>
        <draw:frame draw:style-name="gr31" draw:text-style-name="P23" draw:layer="layout" svg:width="1.426cm" svg:height="0.239cm" svg:x="1.338cm" svg:y="5.228cm">
          <draw:text-box>
            <text:p text:style-name="P2"><text:span text:style-name="T14">Documentation</text:span></text:p>
          </draw:text-box>
        </draw:frame>
        <draw:frame draw:style-name="gr10" draw:text-style-name="P9" draw:layer="layout" svg:width="2.066cm" svg:height="0.319cm" svg:x="2.9cm" svg:y="4.045cm">
          <draw:text-box>
            <text:p text:style-name="P2"><text:span text:style-name="T15">Documentation</text:span></text:p>
          </draw:text-box>
        </draw:frame>
        <draw:frame draw:style-name="gr6" draw:text-style-name="P6" draw:layer="layout" svg:width="8.511cm" svg:height="0.297cm" svg:x="2.9cm" svg:y="4.381cm">
          <draw:text-box>
            <text:p text:style-name="P2"><text:span text:style-name="T8">Change request formally documented in CHARM (ticket 800098354729)</text:span></text:p>
          </draw:text-box>
        </draw:frame>
        <draw:frame draw:style-name="gr6" draw:text-style-name="P6" draw:layer="layout" svg:width="7.872cm" svg:height="0.297cm" svg:x="2.9cm" svg:y="4.701cm">
          <draw:text-box>
            <text:p text:style-name="P2"><text:span text:style-name="T8">created 19.09.2025 by Amy Singh. 'In Development' set same day.</text:span></text:p>
          </draw:text-box>
        </draw:frame>
        <draw:frame draw:style-name="gr6" draw:text-style-name="P6" draw:layer="layout" svg:width="6.629cm" svg:height="0.297cm" svg:x="2.9cm" svg:y="5.021cm">
          <draw:text-box>
            <text:p text:style-name="P2"><text:span text:style-name="T8">Precedes implementation date (06.10.2025) by 17 days.</text:span></text:p>
          </draw:text-box>
        </draw:frame>
        <draw:polygon draw:style-name="gr18" draw:text-style-name="P15" draw:layer="layout" svg:width="2.2cm" svg:height="0.8cm" svg:x="16.299cm" svg:y="4.899cm" svg:viewBox="0 0 2201 801" draw:points="0,0 2201,0 2201,801 0,801">
          <text:p/>
        </draw:polygon>
        <draw:frame draw:style-name="gr32" draw:text-style-name="P24" draw:layer="layout" svg:width="5.511cm" svg:height="0.255cm" svg:x="2.9cm" svg:y="5.912cm">
          <draw:text-box>
            <text:p text:style-name="P2"><text:span text:style-name="T16">WP Ref: SAP-MC1_S1 <text:s/>| <text:s/>CHARM ticket General Data</text:span></text:p>
          </draw:text-box>
        </draw:frame>
        <draw:frame draw:style-name="gr29" draw:text-style-name="P21" draw:layer="layout" svg:width="0.959cm" svg:height="0.395cm" svg:x="16.92cm" svg:y="5.161cm">
          <draw:text-box>
            <text:p text:style-name="P2"><text:span text:style-name="T17">PASS</text:span></text:p>
          </draw:text-box>
        </draw:frame>
        <draw:polygon draw:style-name="gr4" draw:text-style-name="P5" draw:layer="layout" svg:width="18.4cm" svg:height="2.55cm" svg:x="1.299cm" svg:y="6.35cm" svg:viewBox="0 0 18401 2551" draw:points="0,0 18401,0 18401,2551 0,2551">
          <text:p/>
        </draw:polygon>
        <draw:line draw:style-name="gr27" draw:text-style-name="P4" draw:layer="layout" svg:x1="1.299cm" svg:y1="6.35cm" svg:x2="19.7cm" svg:y2="6.35cm">
          <text:p/>
        </draw:line>
        <draw:polygon draw:style-name="gr9" draw:text-style-name="P8" draw:layer="layout" svg:width="1.299cm" svg:height="2cm" svg:x="1.4cm" svg:y="6.65cm" svg:viewBox="0 0 1300 2001" draw:points="0,0 1300,0 1300,2001 0,2001">
          <text:p/>
        </draw:polygon>
        <draw:frame draw:style-name="gr19" draw:text-style-name="P16" draw:layer="layout" svg:width="1.149cm" svg:height="0.276cm" svg:x="16.824cm" svg:y="5.737cm">
          <draw:text-box>
            <text:p text:style-name="P2"><text:span text:style-name="T11">Conf: 99%</text:span></text:p>
          </draw:text-box>
        </draw:frame>
        <draw:frame draw:style-name="gr2" draw:text-style-name="P3" draw:layer="layout" svg:width="0.69cm" svg:height="0.357cm" svg:x="1.706cm" svg:y="7.463cm">
          <draw:text-box>
            <text:p text:style-name="P2"><text:span text:style-name="T1">TS-2</text:span></text:p>
          </draw:text-box>
        </draw:frame>
        <draw:frame draw:style-name="gr31" draw:text-style-name="P23" draw:layer="layout" svg:width="0.696cm" svg:height="0.239cm" svg:x="1.703cm" svg:y="7.828cm">
          <draw:text-box>
            <text:p text:style-name="P2"><text:span text:style-name="T14">Testing</text:span></text:p>
          </draw:text-box>
        </draw:frame>
        <draw:frame draw:style-name="gr10" draw:text-style-name="P9" draw:layer="layout" svg:width="3.106cm" svg:height="0.319cm" svg:x="2.9cm" svg:y="6.645cm">
          <draw:text-box>
            <text:p text:style-name="P2"><text:span text:style-name="T15">Testing &amp; QA Approval</text:span></text:p>
          </draw:text-box>
        </draw:frame>
        <draw:frame draw:style-name="gr6" draw:text-style-name="P6" draw:layer="layout" svg:width="6.019cm" svg:height="0.297cm" svg:x="2.9cm" svg:y="6.981cm">
          <draw:text-box>
            <text:p text:style-name="P2"><text:span text:style-name="T8">'Successfully Tested' — Sofia Khan — 25.09.2025.</text:span></text:p>
          </draw:text-box>
        </draw:frame>
        <draw:frame draw:style-name="gr6" draw:text-style-name="P6" draw:layer="layout" svg:width="7.115cm" svg:height="0.297cm" svg:x="2.9cm" svg:y="7.301cm">
          <draw:text-box>
            <text:p text:style-name="P2"><text:span text:style-name="T8">'Business Approved (QA)' — Kamal Rajaram — 28.09.2025.</text:span></text:p>
          </draw:text-box>
        </draw:frame>
        <draw:frame draw:style-name="gr6" draw:text-style-name="P6" draw:layer="layout" svg:width="8.661cm" svg:height="0.297cm" svg:x="2.9cm" svg:y="7.621cm">
          <draw:text-box>
            <text:p text:style-name="P2"><text:span text:style-name="T8">Text Log 28.09.2025 independently corroborates. Stages 3 &amp; 4 complete.</text:span></text:p>
          </draw:text-box>
        </draw:frame>
        <draw:polygon draw:style-name="gr18" draw:text-style-name="P15" draw:layer="layout" svg:width="2.2cm" svg:height="0.8cm" svg:x="16.299cm" svg:y="7.5cm" svg:viewBox="0 0 2201 801" draw:points="0,0 2201,0 2201,801 0,801">
          <text:p/>
        </draw:polygon>
        <draw:frame draw:style-name="gr32" draw:text-style-name="P24" draw:layer="layout" svg:width="6.598cm" svg:height="0.255cm" svg:x="2.9cm" svg:y="8.512cm">
          <draw:text-box>
            <text:p text:style-name="P2"><text:span text:style-name="T16">WP Ref: SAP-MC1_S1 <text:s/>| <text:s/>CHARM Scheduled Actions + Text Log</text:span></text:p>
          </draw:text-box>
        </draw:frame>
        <draw:frame draw:style-name="gr29" draw:text-style-name="P21" draw:layer="layout" svg:width="0.959cm" svg:height="0.395cm" svg:x="16.92cm" svg:y="7.761cm">
          <draw:text-box>
            <text:p text:style-name="P2"><text:span text:style-name="T17">PASS</text:span></text:p>
          </draw:text-box>
        </draw:frame>
        <draw:polygon draw:style-name="gr30" draw:text-style-name="P22" draw:layer="layout" svg:width="18.4cm" svg:height="2.55cm" svg:x="1.299cm" svg:y="8.95cm" svg:viewBox="0 0 18401 2551" draw:points="0,0 18401,0 18401,2551 0,2551">
          <text:p/>
        </draw:polygon>
        <draw:line draw:style-name="gr27" draw:text-style-name="P4" draw:layer="layout" svg:x1="1.299cm" svg:y1="8.95cm" svg:x2="19.7cm" svg:y2="8.95cm">
          <text:p/>
        </draw:line>
        <draw:polygon draw:style-name="gr9" draw:text-style-name="P8" draw:layer="layout" svg:width="1.299cm" svg:height="2cm" svg:x="1.4cm" svg:y="9.25cm" svg:viewBox="0 0 1300 2001" draw:points="0,0 1300,0 1300,2001 0,2001">
          <text:p/>
        </draw:polygon>
        <draw:frame draw:style-name="gr19" draw:text-style-name="P16" draw:layer="layout" svg:width="1.149cm" svg:height="0.276cm" svg:x="16.824cm" svg:y="8.337cm">
          <draw:text-box>
            <text:p text:style-name="P2"><text:span text:style-name="T11">Conf: 97%</text:span></text:p>
          </draw:text-box>
        </draw:frame>
        <draw:frame draw:style-name="gr2" draw:text-style-name="P3" draw:layer="layout" svg:width="0.867cm" svg:height="0.357cm" svg:x="1.618cm" svg:y="10.063cm">
          <draw:text-box>
            <text:p text:style-name="P2"><text:span text:style-name="T1">TS-3a</text:span></text:p>
          </draw:text-box>
        </draw:frame>
        <draw:frame draw:style-name="gr31" draw:text-style-name="P23" draw:layer="layout" svg:width="1.096cm" svg:height="0.239cm" svg:x="1.503cm" svg:y="10.428cm">
          <draw:text-box>
            <text:p text:style-name="P2"><text:span text:style-name="T14">Technology</text:span></text:p>
          </draw:text-box>
        </draw:frame>
        <draw:frame draw:style-name="gr10" draw:text-style-name="P9" draw:layer="layout" svg:width="2.902cm" svg:height="0.319cm" svg:x="2.9cm" svg:y="9.245cm">
          <draw:text-box>
            <text:p text:style-name="P2"><text:span text:style-name="T15">Technology Approval</text:span></text:p>
          </draw:text-box>
        </draw:frame>
        <draw:frame draw:style-name="gr6" draw:text-style-name="P6" draw:layer="layout" svg:width="5.559cm" svg:height="0.297cm" svg:x="2.9cm" svg:y="9.581cm">
          <draw:text-box>
            <text:p text:style-name="P2"><text:span text:style-name="T8">'Tech Approved' — David Harry — 30.09.2025.</text:span></text:p>
          </draw:text-box>
        </draw:frame>
        <draw:frame draw:style-name="gr6" draw:text-style-name="P6" draw:layer="layout" svg:width="8.496cm" svg:height="0.297cm" svg:x="2.9cm" svg:y="9.901cm">
          <draw:text-box>
            <text:p text:style-name="P2"><text:span text:style-name="T8">Text Log: E0018 (Tech Approved (QA)). David Harry on Authorized List.</text:span></text:p>
          </draw:text-box>
        </draw:frame>
        <draw:frame draw:style-name="gr6" draw:text-style-name="P6" draw:layer="layout" svg:width="7.578cm" svg:height="0.297cm" svg:x="2.9cm" svg:y="10.221cm">
          <draw:text-box>
            <text:p text:style-name="P2"><text:span text:style-name="T8">30.09 precedes Production Approval (02.10) and Import (06.10).</text:span></text:p>
          </draw:text-box>
        </draw:frame>
        <draw:polygon draw:style-name="gr18" draw:text-style-name="P15" draw:layer="layout" svg:width="2.2cm" svg:height="0.8cm" svg:x="16.299cm" svg:y="10.1cm" svg:viewBox="0 0 2201 801" draw:points="0,0 2201,0 2201,801 0,801">
          <text:p/>
        </draw:polygon>
        <draw:frame draw:style-name="gr32" draw:text-style-name="P24" draw:layer="layout" svg:width="7.068cm" svg:height="0.255cm" svg:x="2.9cm" svg:y="11.112cm">
          <draw:text-box>
            <text:p text:style-name="P2"><text:span text:style-name="T16">WP Ref: SAP-MC1_S1 <text:s/>| <text:s/>CHARM Actions + Authorized Approver List</text:span></text:p>
          </draw:text-box>
        </draw:frame>
        <draw:frame draw:style-name="gr29" draw:text-style-name="P21" draw:layer="layout" svg:width="0.959cm" svg:height="0.395cm" svg:x="16.92cm" svg:y="10.361cm">
          <draw:text-box>
            <text:p text:style-name="P2"><text:span text:style-name="T17">PASS</text:span></text:p>
          </draw:text-box>
        </draw:frame>
        <draw:polygon draw:style-name="gr4" draw:text-style-name="P5" draw:layer="layout" svg:width="18.4cm" svg:height="2.55cm" svg:x="1.299cm" svg:y="11.55cm" svg:viewBox="0 0 18401 2551" draw:points="0,0 18401,0 18401,2551 0,2551">
          <text:p/>
        </draw:polygon>
        <draw:line draw:style-name="gr27" draw:text-style-name="P4" draw:layer="layout" svg:x1="1.299cm" svg:y1="11.55cm" svg:x2="19.7cm" svg:y2="11.55cm">
          <text:p/>
        </draw:line>
        <draw:polygon draw:style-name="gr9" draw:text-style-name="P8" draw:layer="layout" svg:width="1.299cm" svg:height="2cm" svg:x="1.4cm" svg:y="11.85cm" svg:viewBox="0 0 1300 2001" draw:points="0,0 1300,0 1300,2001 0,2001">
          <text:p/>
        </draw:polygon>
        <draw:frame draw:style-name="gr19" draw:text-style-name="P16" draw:layer="layout" svg:width="1.149cm" svg:height="0.276cm" svg:x="16.824cm" svg:y="10.937cm">
          <draw:text-box>
            <text:p text:style-name="P2"><text:span text:style-name="T11">Conf: 98%</text:span></text:p>
          </draw:text-box>
        </draw:frame>
        <draw:frame draw:style-name="gr2" draw:text-style-name="P3" draw:layer="layout" svg:width="0.884cm" svg:height="0.357cm" svg:x="1.609cm" svg:y="12.663cm">
          <draw:text-box>
            <text:p text:style-name="P2"><text:span text:style-name="T1">TS-3b</text:span></text:p>
          </draw:text-box>
        </draw:frame>
        <draw:frame draw:style-name="gr31" draw:text-style-name="P23" draw:layer="layout" svg:width="0.861cm" svg:height="0.239cm" svg:x="1.621cm" svg:y="13.028cm">
          <draw:text-box>
            <text:p text:style-name="P2"><text:span text:style-name="T14">Business</text:span></text:p>
          </draw:text-box>
        </draw:frame>
        <draw:frame draw:style-name="gr10" draw:text-style-name="P9" draw:layer="layout" svg:width="2.571cm" svg:height="0.319cm" svg:x="2.9cm" svg:y="11.845cm">
          <draw:text-box>
            <text:p text:style-name="P2"><text:span text:style-name="T15">Business Approval</text:span></text:p>
          </draw:text-box>
        </draw:frame>
        <draw:frame draw:style-name="gr6" draw:text-style-name="P6" draw:layer="layout" svg:width="7.115cm" svg:height="0.297cm" svg:x="2.9cm" svg:y="12.181cm">
          <draw:text-box>
            <text:p text:style-name="P2"><text:span text:style-name="T8">'Business Approved (QA)' — Kamal Rajaram — 28.09.2025.</text:span></text:p>
          </draw:text-box>
        </draw:frame>
        <draw:frame draw:style-name="gr6" draw:text-style-name="P6" draw:layer="layout" svg:width="8.036cm" svg:height="0.297cm" svg:x="2.9cm" svg:y="12.501cm">
          <draw:text-box>
            <text:p text:style-name="P2"><text:span text:style-name="T8">Text Log corroborates. Kamal Rajaram on Authorized Approver List.</text:span></text:p>
          </draw:text-box>
        </draw:frame>
        <draw:frame draw:style-name="gr6" draw:text-style-name="P6" draw:layer="layout" svg:width="6.896cm" svg:height="0.297cm" svg:x="2.9cm" svg:y="12.821cm">
          <draw:text-box>
            <text:p text:style-name="P2"><text:span text:style-name="T8">28.09 precedes Tech Approval (30.09) and Import (06.10).</text:span></text:p>
          </draw:text-box>
        </draw:frame>
        <draw:polygon draw:style-name="gr18" draw:text-style-name="P15" draw:layer="layout" svg:width="2.2cm" svg:height="0.8cm" svg:x="16.299cm" svg:y="12.7cm" svg:viewBox="0 0 2201 801" draw:points="0,0 2201,0 2201,801 0,801">
          <text:p/>
        </draw:polygon>
        <draw:frame draw:style-name="gr32" draw:text-style-name="P24" draw:layer="layout" svg:width="7.068cm" svg:height="0.255cm" svg:x="2.9cm" svg:y="13.712cm">
          <draw:text-box>
            <text:p text:style-name="P2"><text:span text:style-name="T16">WP Ref: SAP-MC1_S1 <text:s/>| <text:s/>CHARM Actions + Authorized Approver List</text:span></text:p>
          </draw:text-box>
        </draw:frame>
        <draw:frame draw:style-name="gr29" draw:text-style-name="P21" draw:layer="layout" svg:width="0.959cm" svg:height="0.395cm" svg:x="16.92cm" svg:y="12.961cm">
          <draw:text-box>
            <text:p text:style-name="P2"><text:span text:style-name="T17">PASS</text:span></text:p>
          </draw:text-box>
        </draw:frame>
        <draw:polygon draw:style-name="gr30" draw:text-style-name="P22" draw:layer="layout" svg:width="18.4cm" svg:height="2.55cm" svg:x="1.299cm" svg:y="14.15cm" svg:viewBox="0 0 18401 2551" draw:points="0,0 18401,0 18401,2551 0,2551">
          <text:p/>
        </draw:polygon>
        <draw:line draw:style-name="gr27" draw:text-style-name="P4" draw:layer="layout" svg:x1="1.299cm" svg:y1="14.15cm" svg:x2="19.7cm" svg:y2="14.15cm">
          <text:p/>
        </draw:line>
        <draw:polygon draw:style-name="gr9" draw:text-style-name="P8" draw:layer="layout" svg:width="1.299cm" svg:height="2cm" svg:x="1.4cm" svg:y="14.449cm" svg:viewBox="0 0 1300 2001" draw:points="0,0 1300,0 1300,2001 0,2001">
          <text:p/>
        </draw:polygon>
        <draw:frame draw:style-name="gr19" draw:text-style-name="P16" draw:layer="layout" svg:width="1.149cm" svg:height="0.276cm" svg:x="16.824cm" svg:y="13.537cm">
          <draw:text-box>
            <text:p text:style-name="P2"><text:span text:style-name="T11">Conf: 98%</text:span></text:p>
          </draw:text-box>
        </draw:frame>
        <draw:frame draw:style-name="gr2" draw:text-style-name="P3" draw:layer="layout" svg:width="0.867cm" svg:height="0.357cm" svg:x="1.618cm" svg:y="15.263cm">
          <draw:text-box>
            <text:p text:style-name="P2"><text:span text:style-name="T1">TS-3c</text:span></text:p>
          </draw:text-box>
        </draw:frame>
        <draw:frame draw:style-name="gr31" draw:text-style-name="P23" draw:layer="layout" svg:width="0.378cm" svg:height="0.239cm" svg:x="1.862cm" svg:y="15.628cm">
          <draw:text-box>
            <text:p text:style-name="P2"><text:span text:style-name="T14">Rel.</text:span></text:p>
          </draw:text-box>
        </draw:frame>
        <draw:frame draw:style-name="gr10" draw:text-style-name="P9" draw:layer="layout" svg:width="4.399cm" svg:height="0.319cm" svg:x="2.9cm" svg:y="14.445cm">
          <draw:text-box>
            <text:p text:style-name="P2"><text:span text:style-name="T15">Rel. Mgr Approval &amp; Sequencing</text:span></text:p>
          </draw:text-box>
        </draw:frame>
        <draw:frame draw:style-name="gr6" draw:text-style-name="P6" draw:layer="layout" svg:width="6.73cm" svg:height="0.297cm" svg:x="2.9cm" svg:y="14.781cm">
          <draw:text-box>
            <text:p text:style-name="P2"><text:span text:style-name="T8">'Approved for Production' — Vivek Verma — 02.10.2025.</text:span></text:p>
          </draw:text-box>
        </draw:frame>
        <draw:frame draw:style-name="gr6" draw:text-style-name="P6" draw:layer="layout" svg:width="8.48cm" svg:height="0.297cm" svg:x="2.9cm" svg:y="15.101cm">
          <draw:text-box>
            <text:p text:style-name="P2"><text:span text:style-name="T8">REPERFORMANCE: SAP TMS Import — Neha Sharma — 06.10.2025.</text:span></text:p>
          </draw:text-box>
        </draw:frame>
        <draw:frame draw:style-name="gr6" draw:text-style-name="P6" draw:layer="layout" svg:width="2.567cm" svg:height="0.297cm" svg:x="2.9cm" svg:y="15.421cm">
          <draw:text-box>
            <text:p text:style-name="P2"><text:span text:style-name="T8">Sequence: Biz(28.09)</text:span></text:p>
          </draw:text-box>
        </draw:frame>
        <draw:frame draw:style-name="gr6" draw:text-style-name="P6" draw:layer="layout" svg:width="0.264cm" svg:height="0.327cm" svg:x="5.444cm" svg:y="15.394cm">
          <draw:text-box>
            <text:p text:style-name="P2"><text:span text:style-name="T18">→</text:span></text:p>
          </draw:text-box>
        </draw:frame>
        <draw:frame draw:style-name="gr6" draw:text-style-name="P6" draw:layer="layout" svg:width="1.44cm" svg:height="0.297cm" svg:x="5.705cm" svg:y="15.421cm">
          <draw:text-box>
            <text:p text:style-name="P2"><text:span text:style-name="T8">Tech(30.09)</text:span></text:p>
          </draw:text-box>
        </draw:frame>
        <draw:frame draw:style-name="gr6" draw:text-style-name="P6" draw:layer="layout" svg:width="0.264cm" svg:height="0.327cm" svg:x="7.132cm" svg:y="15.394cm">
          <draw:text-box>
            <text:p text:style-name="P2"><text:span text:style-name="T18">→</text:span></text:p>
          </draw:text-box>
        </draw:frame>
        <draw:frame draw:style-name="gr6" draw:text-style-name="P6" draw:layer="layout" svg:width="1.707cm" svg:height="0.297cm" svg:x="7.393cm" svg:y="15.421cm">
          <draw:text-box>
            <text:p text:style-name="P2"><text:span text:style-name="T8">RelMgr(02.10)</text:span></text:p>
          </draw:text-box>
        </draw:frame>
        <draw:frame draw:style-name="gr6" draw:text-style-name="P6" draw:layer="layout" svg:width="0.264cm" svg:height="0.327cm" svg:x="9.084cm" svg:y="15.394cm">
          <draw:text-box>
            <text:p text:style-name="P2"><text:span text:style-name="T18">→</text:span></text:p>
          </draw:text-box>
        </draw:frame>
        <draw:frame draw:style-name="gr6" draw:text-style-name="P6" draw:layer="layout" svg:width="3.085cm" svg:height="0.297cm" svg:x="9.345cm" svg:y="15.421cm">
          <draw:text-box>
            <text:p text:style-name="P2"><text:span text:style-name="T8">Import(06.10). No bypass.</text:span></text:p>
          </draw:text-box>
        </draw:frame>
        <draw:polygon draw:style-name="gr18" draw:text-style-name="P15" draw:layer="layout" svg:width="2.2cm" svg:height="0.8cm" svg:x="16.299cm" svg:y="15.3cm" svg:viewBox="0 0 2201 801" draw:points="0,0 2201,0 2201,801 0,801">
          <text:p/>
        </draw:polygon>
        <draw:frame draw:style-name="gr32" draw:text-style-name="P24" draw:layer="layout" svg:width="6.864cm" svg:height="0.255cm" svg:x="2.9cm" svg:y="16.312cm">
          <draw:text-box>
            <text:p text:style-name="P2"><text:span text:style-name="T16">WP Ref: SAP-MC1_S1 <text:s/>| <text:s/>CHARM Text Log + SAP TMS Import Log</text:span></text:p>
          </draw:text-box>
        </draw:frame>
        <draw:frame draw:style-name="gr29" draw:text-style-name="P21" draw:layer="layout" svg:width="0.959cm" svg:height="0.395cm" svg:x="16.92cm" svg:y="15.561cm">
          <draw:text-box>
            <text:p text:style-name="P2"><text:span text:style-name="T17">PASS</text:span></text:p>
          </draw:text-box>
        </draw:frame>
        <draw:polygon draw:style-name="gr1" draw:text-style-name="P1" draw:layer="layout" svg:width="18.4cm" svg:height="1.55cm" svg:x="1.299cm" svg:y="26.5cm" svg:viewBox="0 0 18401 1551" draw:points="0,0 18401,0 18401,1551 0,1551">
          <text:p/>
        </draw:polygon>
        <draw:polygon draw:style-name="gr18" draw:text-style-name="P15" draw:layer="layout" svg:width="3.2cm" svg:height="1.1cm" svg:x="1.449cm" svg:y="26.73cm" svg:viewBox="0 0 3201 1101" draw:points="0,0 3201,0 3201,1101 0,1101">
          <text:p/>
        </draw:polygon>
        <draw:frame draw:style-name="gr19" draw:text-style-name="P16" draw:layer="layout" svg:width="1.149cm" svg:height="0.276cm" svg:x="16.824cm" svg:y="16.137cm">
          <draw:text-box>
            <text:p text:style-name="P2"><text:span text:style-name="T11">Conf: 99%</text:span></text:p>
          </draw:text-box>
        </draw:frame>
        <draw:frame draw:style-name="gr33" draw:text-style-name="P25" draw:layer="layout" svg:width="2.144cm" svg:height="0.433cm" svg:x="1.983cm" svg:y="26.999cm">
          <draw:text-box>
            <text:p text:style-name="P2"><text:span text:style-name="T19">EFFECTIVE</text:span></text:p>
          </draw:text-box>
        </draw:frame>
        <draw:frame draw:style-name="gr34" draw:text-style-name="P26" draw:layer="layout" svg:width="12.235cm" svg:height="0.336cm" svg:x="5cm" svg:y="26.829cm">
          <draw:text-box>
            <text:p text:style-name="P2"><text:span text:style-name="T20">OVERALL CONCLUSION <text:s/>· <text:s/>All 5 Test Steps PASS <text:s/>· <text:s/>Weighted Avg Confidence: ~98%</text:span></text:p>
          </draw:text-box>
        </draw:frame>
        <draw:frame draw:style-name="gr6" draw:text-style-name="P6" draw:layer="layout" svg:width="15.304cm" svg:height="0.297cm" svg:x="5cm" svg:y="27.191cm">
          <draw:text-box>
            <text:p text:style-name="P2"><text:span text:style-name="T2">No Exceptions Identified <text:s/>| <text:s/>Sampling Note: 1 sample — full population testing (25+) required for complete SOX period conclusion.</text:span></text:p>
          </draw:text-box>
        </draw:frame>
        <draw:polygon draw:style-name="gr16" draw:text-style-name="P14" draw:layer="layout" svg:width="5.5cm" svg:height="1.8cm" svg:x="14.07cm" svg:y="16.97cm" svg:viewBox="0 0 5501 1801" draw:points="0,0 5501,0 5501,1801 0,1801">
          <text:p/>
        </draw:polygon>
        <draw:polygon draw:style-name="gr35" draw:text-style-name="P27" draw:layer="layout" svg:width="5.499cm" svg:height="1.8cm" svg:x="14cm" svg:y="16.9cm" svg:viewBox="0 0 5500 1801" draw:points="0,0 5500,0 5500,1801 0,1801">
          <text:p/>
        </draw:polygon>
        <draw:polygon draw:style-name="gr36" draw:text-style-name="P4" draw:layer="layout" svg:width="5.499cm" svg:height="1.8cm" svg:x="14cm" svg:y="16.9cm" svg:viewBox="0 0 5500 1801" draw:points="0,1801 5500,1801 5500,0 0,0">
          <text:p/>
        </draw:polygon>
        <draw:polygon draw:style-name="gr37" draw:text-style-name="P28" draw:layer="layout" svg:width="5.499cm" svg:height="0.38cm" svg:x="14cm" svg:y="16.9cm" svg:viewBox="0 0 5500 381" draw:points="0,0 5500,0 5500,381 0,381">
          <text:p/>
        </draw:polygon>
        <draw:frame draw:style-name="gr19" draw:text-style-name="P16" draw:layer="layout" svg:width="8.181cm" svg:height="0.276cm" svg:x="5cm" svg:y="27.527cm">
          <draw:text-box>
            <text:p text:style-name="P2"><text:span text:style-name="T21">Auditor: SOX Testing Team <text:s/>| <text:s/>Date: 23 Apr 2026 <text:s/>| <text:s/>WP Ref: SAP-MC1_S1</text:span></text:p>
          </draw:text-box>
        </draw:frame>
        <draw:frame draw:style-name="gr19" draw:text-style-name="P16" draw:layer="layout" svg:width="3.931cm" svg:height="0.276cm" svg:x="14.15cm" svg:y="16.987cm">
          <draw:text-box>
            <text:p text:style-name="P2"><text:span text:style-name="T9">OBSERVATIONS (Non-Exception)</text:span></text:p>
          </draw:text-box>
        </draw:frame>
        <draw:frame draw:style-name="gr20" draw:text-style-name="P17" draw:layer="layout" svg:width="2.631cm" svg:height="0.272cm" svg:x="14.15cm" svg:y="17.283cm">
          <draw:text-box>
            <text:p text:style-name="P2"><text:span text:style-name="T10">No exceptions identified.</text:span></text:p>
          </draw:text-box>
        </draw:frame>
        <draw:frame draw:style-name="gr20" draw:text-style-name="P17" draw:layer="layout" svg:width="3.449cm" svg:height="0.272cm" svg:x="14.15cm" svg:y="17.563cm">
          <draw:text-box>
            <text:p text:style-name="P2"><text:span text:style-name="T10">No observations for this sample.</text:span></text:p>
          </draw:text-box>
        </draw:frame>
        <draw:frame draw:style-name="gr20" draw:text-style-name="P17" draw:layer="layout" svg:width="2.59cm" svg:height="0.272cm" svg:x="14.15cm" svg:y="17.843cm">
          <draw:text-box>
            <text:p text:style-name="P2"><text:span text:style-name="T10">All approvals by distinct,</text:span></text:p>
          </draw:text-box>
        </draw:frame>
        <draw:line draw:style-name="gr8" draw:text-style-name="P4" draw:layer="layout" svg:x1="1.2cm" svg:y1="28.9cm" svg:x2="19.799cm" svg:y2="28.9cm">
          <text:p/>
        </draw:line>
        <draw:frame draw:style-name="gr20" draw:text-style-name="P17" draw:layer="layout" svg:width="2.39cm" svg:height="0.272cm" svg:x="14.15cm" svg:y="18.123cm">
          <draw:text-box>
            <text:p text:style-name="P2"><text:span text:style-name="T10">authorized individuals.</text:span></text:p>
          </draw:text-box>
        </draw:frame>
        <draw:frame draw:style-name="gr19" draw:text-style-name="P16" draw:layer="layout" svg:width="8.463cm" svg:height="0.276cm" svg:x="1.2cm" svg:y="29.027cm">
          <draw:text-box>
            <text:p text:style-name="P2"><text:span text:style-name="T11">WP Ref: SAP-MC1_S1 <text:s/>| <text:s/>Control: SAP.MC1 <text:s/>| <text:s/>SOX Evidence <text:s/>| <text:s/>23 Apr 2026</text:span></text:p>
          </draw:text-box>
        </draw:frame>
        <draw:frame draw:style-name="gr19" draw:text-style-name="P16" draw:layer="layout" svg:width="1.258cm" svg:height="0.276cm" svg:x="18.537cm" svg:y="29.027cm">
          <draw:text-box>
            <text:p text:style-name="P2"><text:span text:style-name="T11">Page 3 of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56" draw:style="rect" draw:dots1="1" draw:dots1-length="0.07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1.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353"/>
    <meta:generator>LibreOffice/25.2.7.2$Windows_X86_64 LibreOffice_project/5cbfd1ab6520636bb5f7b99185aa69bd7456825d</meta:generator>
  </office:meta>
</office:document-meta>
</file>